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72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9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erpolation_f2" table:style-name="ta1">
        <table:shapes>
          <draw:frame draw:z-index="0" draw:style-name="gr1" draw:text-style-name="P1" svg:width="8.5701in" svg:height="4.8205in" svg:x="2.9488in" svg:y="0.2169in">
            <draw:object draw:notify-on-update-of-ranges="interpolation_f2.A1:interpolation_f2.A1 interpolation_f2.A2:interpolation_f2.A102 interpolation_f2.B1:interpolation_f2.B1 interpolation_f2.B2:interpolation_f2.B102 interpolation_f2.A1:interpolation_f2.A1 interpolation_f2.A2:interpolation_f2.A102 interpolation_f2.C1:interpolation_f2.C1 interpolation_f2.C2:interpolation_f2.C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945in" svg:height="4.9016in" svg:x="11.5374in" svg:y="0.2539in">
            <draw:object draw:notify-on-update-of-ranges="interpolation_f2.A1:interpolation_f2.A1 interpolation_f2.A104:interpolation_f2.A204 interpolation_f2.B1:interpolation_f2.B1 interpolation_f2.B104:interpolation_f2.B204 interpolation_f2.A1:interpolation_f2.A1 interpolation_f2.A104:interpolation_f2.A204 interpolation_f2.C1:interpolation_f2.C1 interpolation_f2.C104:interpolation_f2.C2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5362in" svg:height="5.1642in" svg:x="3.0354in" svg:y="5.2146in">
            <draw:object draw:notify-on-update-of-ranges="interpolation_f2.A1:interpolation_f2.A1 interpolation_f2.A206:interpolation_f2.A306 interpolation_f2.B1:interpolation_f2.B1 interpolation_f2.B206:interpolation_f2.B306 interpolation_f2.A1:interpolation_f2.A1 interpolation_f2.A206:interpolation_f2.A306 interpolation_f2.C1:interpolation_f2.C1 interpolation_f2.C206:interpolation_f2.C3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2846in" svg:height="5.2484in" svg:x="11.5799in" svg:y="5.2319in">
            <draw:object draw:notify-on-update-of-ranges="interpolation_f2.A1:interpolation_f2.A1 interpolation_f2.A308:interpolation_f2.A408 interpolation_f2.B1:interpolation_f2.B1 interpolation_f2.B308:interpolation_f2.B408 interpolation_f2.A1:interpolation_f2.A1 interpolation_f2.A308:interpolation_f2.A408 interpolation_f2.C1:interpolation_f2.C1 interpolation_f2.C308:interpolation_f2.C40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_actual</text:p>
          </table:table-cell>
          <table:table-cell office:value-type="string" calcext:value-type="string">
            <text:p>y_interpolated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0.839072" calcext:value-type="float">
            <text:p>-0.839072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-0.930426" calcext:value-type="float">
            <text:p>-0.930426</text:p>
          </table:table-cell>
          <table:table-cell office:value-type="float" office:value="-0.818286" calcext:value-type="float">
            <text:p>-0.818286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-0.984688" calcext:value-type="float">
            <text:p>-0.984688</text:p>
          </table:table-cell>
          <table:table-cell office:value-type="float" office:value="-0.793758" calcext:value-type="float">
            <text:p>-0.793758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-0.999693" calcext:value-type="float">
            <text:p>-0.999693</text:p>
          </table:table-cell>
          <table:table-cell office:value-type="float" office:value="-0.765742" calcext:value-type="float">
            <text:p>-0.765742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-0.974844" calcext:value-type="float">
            <text:p>-0.974844</text:p>
          </table:table-cell>
          <table:table-cell office:value-type="float" office:value="-0.734488" calcext:value-type="float">
            <text:p>-0.734488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0.91113" calcext:value-type="float">
            <text:p>-0.91113</text:p>
          </table:table-cell>
          <table:table-cell office:value-type="float" office:value="-0.700241" calcext:value-type="float">
            <text:p>-0.700241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0.811093" calcext:value-type="float">
            <text:p>-0.811093</text:p>
          </table:table-cell>
          <table:table-cell office:value-type="float" office:value="-0.663238" calcext:value-type="float">
            <text:p>-0.663238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0.67872" calcext:value-type="float">
            <text:p>-0.67872</text:p>
          </table:table-cell>
          <table:table-cell office:value-type="float" office:value="-0.623715" calcext:value-type="float">
            <text:p>-0.623715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0.519289" calcext:value-type="float">
            <text:p>-0.519289</text:p>
          </table:table-cell>
          <table:table-cell office:value-type="float" office:value="-0.581899" calcext:value-type="float">
            <text:p>-0.581899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-0.339155" calcext:value-type="float">
            <text:p>-0.339155</text:p>
          </table:table-cell>
          <table:table-cell office:value-type="float" office:value="-0.538014" calcext:value-type="float">
            <text:p>-0.53801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1455" calcext:value-type="float">
            <text:p>-0.1455</text:p>
          </table:table-cell>
          <table:table-cell office:value-type="float" office:value="-0.492279" calcext:value-type="float">
            <text:p>-0.492279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0.0539554" calcext:value-type="float">
            <text:p>0.0539554</text:p>
          </table:table-cell>
          <table:table-cell office:value-type="float" office:value="-0.444905" calcext:value-type="float">
            <text:p>-0.444905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0.25126" calcext:value-type="float">
            <text:p>0.25126</text:p>
          </table:table-cell>
          <table:table-cell office:value-type="float" office:value="-0.396101" calcext:value-type="float">
            <text:p>-0.396101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0.438547" calcext:value-type="float">
            <text:p>0.438547</text:p>
          </table:table-cell>
          <table:table-cell office:value-type="float" office:value="-0.346068" calcext:value-type="float">
            <text:p>-0.346068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0.608351" calcext:value-type="float">
            <text:p>0.608351</text:p>
          </table:table-cell>
          <table:table-cell office:value-type="float" office:value="-0.295005" calcext:value-type="float">
            <text:p>-0.295005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753902" calcext:value-type="float">
            <text:p>0.753902</text:p>
          </table:table-cell>
          <table:table-cell office:value-type="float" office:value="-0.243101" calcext:value-type="float">
            <text:p>-0.243101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869397" calcext:value-type="float">
            <text:p>0.869397</text:p>
          </table:table-cell>
          <table:table-cell office:value-type="float" office:value="-0.190545" calcext:value-type="float">
            <text:p>-0.190545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0.950233" calcext:value-type="float">
            <text:p>0.950233</text:p>
          </table:table-cell>
          <table:table-cell office:value-type="float" office:value="-0.137518" calcext:value-type="float">
            <text:p>-0.137518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993185" calcext:value-type="float">
            <text:p>0.993185</text:p>
          </table:table-cell>
          <table:table-cell office:value-type="float" office:value="-0.0841944" calcext:value-type="float">
            <text:p>-0.0841944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0.996542" calcext:value-type="float">
            <text:p>0.996542</text:p>
          </table:table-cell>
          <table:table-cell office:value-type="float" office:value="-0.0307463" calcext:value-type="float">
            <text:p>-0.030746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96017" calcext:value-type="float">
            <text:p>0.96017</text:p>
          </table:table-cell>
          <table:table-cell office:value-type="float" office:value="0.0226611" calcext:value-type="float">
            <text:p>0.0226611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88552" calcext:value-type="float">
            <text:p>0.88552</text:p>
          </table:table-cell>
          <table:table-cell office:value-type="float" office:value="0.0758675" calcext:value-type="float">
            <text:p>0.0758675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775566" calcext:value-type="float">
            <text:p>0.775566</text:p>
          </table:table-cell>
          <table:table-cell office:value-type="float" office:value="0.128718" calcext:value-type="float">
            <text:p>0.128718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634693" calcext:value-type="float">
            <text:p>0.634693</text:p>
          </table:table-cell>
          <table:table-cell office:value-type="float" office:value="0.181063" calcext:value-type="float">
            <text:p>0.181063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.468517" calcext:value-type="float">
            <text:p>0.468517</text:p>
          </table:table-cell>
          <table:table-cell office:value-type="float" office:value="0.232757" calcext:value-type="float">
            <text:p>0.232757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table:number-columns-repeated="2" office:value-type="float" office:value="0.283662" calcext:value-type="float">
            <text:p>0.283662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087499" calcext:value-type="float">
            <text:p>0.087499</text:p>
          </table:table-cell>
          <table:table-cell office:value-type="float" office:value="0.333644" calcext:value-type="float">
            <text:p>0.333644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-0.112153" calcext:value-type="float">
            <text:p>-0.112153</text:p>
          </table:table-cell>
          <table:table-cell office:value-type="float" office:value="0.382573" calcext:value-type="float">
            <text:p>0.382573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-0.307333" calcext:value-type="float">
            <text:p>-0.307333</text:p>
          </table:table-cell>
          <table:table-cell office:value-type="float" office:value="0.430327" calcext:value-type="float">
            <text:p>0.430327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-0.490261" calcext:value-type="float">
            <text:p>-0.490261</text:p>
          </table:table-cell>
          <table:table-cell office:value-type="float" office:value="0.476786" calcext:value-type="float">
            <text:p>0.47678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653644" calcext:value-type="float">
            <text:p>-0.653644</text:p>
          </table:table-cell>
          <table:table-cell office:value-type="float" office:value="0.521839" calcext:value-type="float">
            <text:p>0.521839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0.790968" calcext:value-type="float">
            <text:p>-0.790968</text:p>
          </table:table-cell>
          <table:table-cell office:value-type="float" office:value="0.565377" calcext:value-type="float">
            <text:p>0.565377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-0.896758" calcext:value-type="float">
            <text:p>-0.896758</text:p>
          </table:table-cell>
          <table:table-cell office:value-type="float" office:value="0.607299" calcext:value-type="float">
            <text:p>0.607299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-0.966798" calcext:value-type="float">
            <text:p>-0.966798</text:p>
          </table:table-cell>
          <table:table-cell office:value-type="float" office:value="0.647505" calcext:value-type="float">
            <text:p>0.647505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-0.998295" calcext:value-type="float">
            <text:p>-0.998295</text:p>
          </table:table-cell>
          <table:table-cell office:value-type="float" office:value="0.685906" calcext:value-type="float">
            <text:p>0.685906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0.989992" calcext:value-type="float">
            <text:p>-0.989992</text:p>
          </table:table-cell>
          <table:table-cell office:value-type="float" office:value="0.722414" calcext:value-type="float">
            <text:p>0.722414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-0.942222" calcext:value-type="float">
            <text:p>-0.942222</text:p>
          </table:table-cell>
          <table:table-cell office:value-type="float" office:value="0.756947" calcext:value-type="float">
            <text:p>0.756947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0.856889" calcext:value-type="float">
            <text:p>-0.856889</text:p>
          </table:table-cell>
          <table:table-cell office:value-type="float" office:value="0.78943" calcext:value-type="float">
            <text:p>0.78943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-0.737394" calcext:value-type="float">
            <text:p>-0.737394</text:p>
          </table:table-cell>
          <table:table-cell office:value-type="float" office:value="0.819791" calcext:value-type="float">
            <text:p>0.819791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0.588501" calcext:value-type="float">
            <text:p>-0.588501</text:p>
          </table:table-cell>
          <table:table-cell office:value-type="float" office:value="0.847965" calcext:value-type="float">
            <text:p>0.84796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416147" calcext:value-type="float">
            <text:p>-0.416147</text:p>
          </table:table-cell>
          <table:table-cell office:value-type="float" office:value="0.873892" calcext:value-type="float">
            <text:p>0.873892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0.227202" calcext:value-type="float">
            <text:p>-0.227202</text:p>
          </table:table-cell>
          <table:table-cell office:value-type="float" office:value="0.897515" calcext:value-type="float">
            <text:p>0.897515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0291995" calcext:value-type="float">
            <text:p>-0.0291995</text:p>
          </table:table-cell>
          <table:table-cell office:value-type="float" office:value="0.918786" calcext:value-type="float">
            <text:p>0.918786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169967" calcext:value-type="float">
            <text:p>0.169967</text:p>
          </table:table-cell>
          <table:table-cell office:value-type="float" office:value="0.93766" calcext:value-type="float">
            <text:p>0.93766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362358" calcext:value-type="float">
            <text:p>0.362358</text:p>
          </table:table-cell>
          <table:table-cell office:value-type="float" office:value="0.954097" calcext:value-type="float">
            <text:p>0.954097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540302" calcext:value-type="float">
            <text:p>0.540302</text:p>
          </table:table-cell>
          <table:table-cell office:value-type="float" office:value="0.968062" calcext:value-type="float">
            <text:p>0.968062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696707" calcext:value-type="float">
            <text:p>0.696707</text:p>
          </table:table-cell>
          <table:table-cell office:value-type="float" office:value="0.979528" calcext:value-type="float">
            <text:p>0.979528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825336" calcext:value-type="float">
            <text:p>0.825336</text:p>
          </table:table-cell>
          <table:table-cell office:value-type="float" office:value="0.988471" calcext:value-type="float">
            <text:p>0.988471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921061" calcext:value-type="float">
            <text:p>0.921061</text:p>
          </table:table-cell>
          <table:table-cell office:value-type="float" office:value="0.994872" calcext:value-type="float">
            <text:p>0.994872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980067" calcext:value-type="float">
            <text:p>0.980067</text:p>
          </table:table-cell>
          <table:table-cell office:value-type="float" office:value="0.998717" calcext:value-type="float">
            <text:p>0.998717</text:p>
          </table:table-cell>
        </table:table-row>
        <table:table-row table:style-name="ro1">
          <table:table-cell office:value-type="float" office:value="-1.02696E-015" calcext:value-type="float">
            <text:p>-1.02696E-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80067" calcext:value-type="float">
            <text:p>0.980067</text:p>
          </table:table-cell>
          <table:table-cell office:value-type="float" office:value="0.998717" calcext:value-type="float">
            <text:p>0.99871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21061" calcext:value-type="float">
            <text:p>0.921061</text:p>
          </table:table-cell>
          <table:table-cell office:value-type="float" office:value="0.994872" calcext:value-type="float">
            <text:p>0.99487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25336" calcext:value-type="float">
            <text:p>0.825336</text:p>
          </table:table-cell>
          <table:table-cell office:value-type="float" office:value="0.988471" calcext:value-type="float">
            <text:p>0.98847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96707" calcext:value-type="float">
            <text:p>0.696707</text:p>
          </table:table-cell>
          <table:table-cell office:value-type="float" office:value="0.979528" calcext:value-type="float">
            <text:p>0.97952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40302" calcext:value-type="float">
            <text:p>0.540302</text:p>
          </table:table-cell>
          <table:table-cell office:value-type="float" office:value="0.968062" calcext:value-type="float">
            <text:p>0.96806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62358" calcext:value-type="float">
            <text:p>0.362358</text:p>
          </table:table-cell>
          <table:table-cell office:value-type="float" office:value="0.954097" calcext:value-type="float">
            <text:p>0.95409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69967" calcext:value-type="float">
            <text:p>0.169967</text:p>
          </table:table-cell>
          <table:table-cell office:value-type="float" office:value="0.93766" calcext:value-type="float">
            <text:p>0.9376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0291995" calcext:value-type="float">
            <text:p>-0.0291995</text:p>
          </table:table-cell>
          <table:table-cell office:value-type="float" office:value="0.918786" calcext:value-type="float">
            <text:p>0.91878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227202" calcext:value-type="float">
            <text:p>-0.227202</text:p>
          </table:table-cell>
          <table:table-cell office:value-type="float" office:value="0.897515" calcext:value-type="float">
            <text:p>0.897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16147" calcext:value-type="float">
            <text:p>-0.416147</text:p>
          </table:table-cell>
          <table:table-cell office:value-type="float" office:value="0.873892" calcext:value-type="float">
            <text:p>0.87389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588501" calcext:value-type="float">
            <text:p>-0.588501</text:p>
          </table:table-cell>
          <table:table-cell office:value-type="float" office:value="0.847965" calcext:value-type="float">
            <text:p>0.84796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0.737394" calcext:value-type="float">
            <text:p>-0.737394</text:p>
          </table:table-cell>
          <table:table-cell office:value-type="float" office:value="0.819791" calcext:value-type="float">
            <text:p>0.81979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0.856889" calcext:value-type="float">
            <text:p>-0.856889</text:p>
          </table:table-cell>
          <table:table-cell office:value-type="float" office:value="0.78943" calcext:value-type="float">
            <text:p>0.7894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.942222" calcext:value-type="float">
            <text:p>-0.942222</text:p>
          </table:table-cell>
          <table:table-cell office:value-type="float" office:value="0.756947" calcext:value-type="float">
            <text:p>0.75694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989992" calcext:value-type="float">
            <text:p>-0.989992</text:p>
          </table:table-cell>
          <table:table-cell office:value-type="float" office:value="0.722414" calcext:value-type="float">
            <text:p>0.72241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0.998295" calcext:value-type="float">
            <text:p>-0.998295</text:p>
          </table:table-cell>
          <table:table-cell office:value-type="float" office:value="0.685906" calcext:value-type="float">
            <text:p>0.68590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0.966798" calcext:value-type="float">
            <text:p>-0.966798</text:p>
          </table:table-cell>
          <table:table-cell office:value-type="float" office:value="0.647505" calcext:value-type="float">
            <text:p>0.64750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896758" calcext:value-type="float">
            <text:p>-0.896758</text:p>
          </table:table-cell>
          <table:table-cell office:value-type="float" office:value="0.607299" calcext:value-type="float">
            <text:p>0.60729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0.790968" calcext:value-type="float">
            <text:p>-0.790968</text:p>
          </table:table-cell>
          <table:table-cell office:value-type="float" office:value="0.565377" calcext:value-type="float">
            <text:p>0.565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53644" calcext:value-type="float">
            <text:p>-0.653644</text:p>
          </table:table-cell>
          <table:table-cell office:value-type="float" office:value="0.521839" calcext:value-type="float">
            <text:p>0.52183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490261" calcext:value-type="float">
            <text:p>-0.490261</text:p>
          </table:table-cell>
          <table:table-cell office:value-type="float" office:value="0.476786" calcext:value-type="float">
            <text:p>0.47678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307333" calcext:value-type="float">
            <text:p>-0.307333</text:p>
          </table:table-cell>
          <table:table-cell office:value-type="float" office:value="0.430327" calcext:value-type="float">
            <text:p>0.43032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0.112153" calcext:value-type="float">
            <text:p>-0.112153</text:p>
          </table:table-cell>
          <table:table-cell office:value-type="float" office:value="0.382573" calcext:value-type="float">
            <text:p>0.38257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87499" calcext:value-type="float">
            <text:p>0.087499</text:p>
          </table:table-cell>
          <table:table-cell office:value-type="float" office:value="0.333644" calcext:value-type="float">
            <text:p>0.33364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0.283662" calcext:value-type="float">
            <text:p>0.28366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68517" calcext:value-type="float">
            <text:p>0.468517</text:p>
          </table:table-cell>
          <table:table-cell office:value-type="float" office:value="0.232757" calcext:value-type="float">
            <text:p>0.23275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634693" calcext:value-type="float">
            <text:p>0.634693</text:p>
          </table:table-cell>
          <table:table-cell office:value-type="float" office:value="0.181063" calcext:value-type="float">
            <text:p>0.18106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775566" calcext:value-type="float">
            <text:p>0.775566</text:p>
          </table:table-cell>
          <table:table-cell office:value-type="float" office:value="0.128718" calcext:value-type="float">
            <text:p>0.12871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88552" calcext:value-type="float">
            <text:p>0.88552</text:p>
          </table:table-cell>
          <table:table-cell office:value-type="float" office:value="0.0758675" calcext:value-type="float">
            <text:p>0.07586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017" calcext:value-type="float">
            <text:p>0.96017</text:p>
          </table:table-cell>
          <table:table-cell office:value-type="float" office:value="0.0226611" calcext:value-type="float">
            <text:p>0.022661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996542" calcext:value-type="float">
            <text:p>0.996542</text:p>
          </table:table-cell>
          <table:table-cell office:value-type="float" office:value="-0.0307463" calcext:value-type="float">
            <text:p>-0.030746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993185" calcext:value-type="float">
            <text:p>0.993185</text:p>
          </table:table-cell>
          <table:table-cell office:value-type="float" office:value="-0.0841944" calcext:value-type="float">
            <text:p>-0.084194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950233" calcext:value-type="float">
            <text:p>0.950233</text:p>
          </table:table-cell>
          <table:table-cell office:value-type="float" office:value="-0.137518" calcext:value-type="float">
            <text:p>-0.13751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869397" calcext:value-type="float">
            <text:p>0.869397</text:p>
          </table:table-cell>
          <table:table-cell office:value-type="float" office:value="-0.190545" calcext:value-type="float">
            <text:p>-0.19054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753902" calcext:value-type="float">
            <text:p>0.753902</text:p>
          </table:table-cell>
          <table:table-cell office:value-type="float" office:value="-0.243101" calcext:value-type="float">
            <text:p>-0.24310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608351" calcext:value-type="float">
            <text:p>0.608351</text:p>
          </table:table-cell>
          <table:table-cell office:value-type="float" office:value="-0.295005" calcext:value-type="float">
            <text:p>-0.29500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438547" calcext:value-type="float">
            <text:p>0.438547</text:p>
          </table:table-cell>
          <table:table-cell office:value-type="float" office:value="-0.346068" calcext:value-type="float">
            <text:p>-0.34606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25126" calcext:value-type="float">
            <text:p>0.25126</text:p>
          </table:table-cell>
          <table:table-cell office:value-type="float" office:value="-0.396101" calcext:value-type="float">
            <text:p>-0.39610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539554" calcext:value-type="float">
            <text:p>0.0539554</text:p>
          </table:table-cell>
          <table:table-cell office:value-type="float" office:value="-0.444905" calcext:value-type="float">
            <text:p>-0.4449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455" calcext:value-type="float">
            <text:p>-0.1455</text:p>
          </table:table-cell>
          <table:table-cell office:value-type="float" office:value="-0.492279" calcext:value-type="float">
            <text:p>-0.49227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339155" calcext:value-type="float">
            <text:p>-0.339155</text:p>
          </table:table-cell>
          <table:table-cell office:value-type="float" office:value="-0.538014" calcext:value-type="float">
            <text:p>-0.53801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0.519289" calcext:value-type="float">
            <text:p>-0.519289</text:p>
          </table:table-cell>
          <table:table-cell office:value-type="float" office:value="-0.581899" calcext:value-type="float">
            <text:p>-0.58189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0.67872" calcext:value-type="float">
            <text:p>-0.67872</text:p>
          </table:table-cell>
          <table:table-cell office:value-type="float" office:value="-0.623715" calcext:value-type="float">
            <text:p>-0.62371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0.811093" calcext:value-type="float">
            <text:p>-0.811093</text:p>
          </table:table-cell>
          <table:table-cell office:value-type="float" office:value="-0.663238" calcext:value-type="float">
            <text:p>-0.66323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91113" calcext:value-type="float">
            <text:p>-0.91113</text:p>
          </table:table-cell>
          <table:table-cell office:value-type="float" office:value="-0.700241" calcext:value-type="float">
            <text:p>-0.70024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974844" calcext:value-type="float">
            <text:p>-0.974844</text:p>
          </table:table-cell>
          <table:table-cell office:value-type="float" office:value="-0.734488" calcext:value-type="float">
            <text:p>-0.73448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0.999693" calcext:value-type="float">
            <text:p>-0.999693</text:p>
          </table:table-cell>
          <table:table-cell office:value-type="float" office:value="-0.765742" calcext:value-type="float">
            <text:p>-0.76574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0.984688" calcext:value-type="float">
            <text:p>-0.984688</text:p>
          </table:table-cell>
          <table:table-cell office:value-type="float" office:value="-0.793758" calcext:value-type="float">
            <text:p>-0.79375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0.930426" calcext:value-type="float">
            <text:p>-0.930426</text:p>
          </table:table-cell>
          <table:table-cell office:value-type="float" office:value="-0.818286" calcext:value-type="float">
            <text:p>-0.818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0.839072" calcext:value-type="float">
            <text:p>-0.839072</text:p>
          </table:table-cell>
        </table:table-row>
        <table:table-row table:style-name="ro1">
          <table:table-cell office:value-type="string" calcext:value-type="string">
            <text:p>NEXT N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0.839072" calcext:value-type="float">
            <text:p>-0.839072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-0.930426" calcext:value-type="float">
            <text:p>-0.930426</text:p>
          </table:table-cell>
          <table:table-cell office:value-type="float" office:value="-2.51137" calcext:value-type="float">
            <text:p>-2.51137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-0.984688" calcext:value-type="float">
            <text:p>-0.984688</text:p>
          </table:table-cell>
          <table:table-cell office:value-type="float" office:value="-3.46697" calcext:value-type="float">
            <text:p>-3.46697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-0.999693" calcext:value-type="float">
            <text:p>-0.999693</text:p>
          </table:table-cell>
          <table:table-cell office:value-type="float" office:value="-3.87273" calcext:value-type="float">
            <text:p>-3.87273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-0.974844" calcext:value-type="float">
            <text:p>-0.974844</text:p>
          </table:table-cell>
          <table:table-cell office:value-type="float" office:value="-3.86955" calcext:value-type="float">
            <text:p>-3.86955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0.91113" calcext:value-type="float">
            <text:p>-0.91113</text:p>
          </table:table-cell>
          <table:table-cell office:value-type="float" office:value="-3.57512" calcext:value-type="float">
            <text:p>-3.57512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0.811093" calcext:value-type="float">
            <text:p>-0.811093</text:p>
          </table:table-cell>
          <table:table-cell office:value-type="float" office:value="-3.08659" calcext:value-type="float">
            <text:p>-3.08659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0.67872" calcext:value-type="float">
            <text:p>-0.67872</text:p>
          </table:table-cell>
          <table:table-cell office:value-type="float" office:value="-2.48296" calcext:value-type="float">
            <text:p>-2.48296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0.519289" calcext:value-type="float">
            <text:p>-0.519289</text:p>
          </table:table-cell>
          <table:table-cell office:value-type="float" office:value="-1.82732" calcext:value-type="float">
            <text:p>-1.82732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-0.339155" calcext:value-type="float">
            <text:p>-0.339155</text:p>
          </table:table-cell>
          <table:table-cell office:value-type="float" office:value="-1.16883" calcext:value-type="float">
            <text:p>-1.1688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1455" calcext:value-type="float">
            <text:p>-0.1455</text:p>
          </table:table-cell>
          <table:table-cell office:value-type="float" office:value="-0.544695" calcext:value-type="float">
            <text:p>-0.544695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0.0539554" calcext:value-type="float">
            <text:p>0.0539554</text:p>
          </table:table-cell>
          <table:table-cell office:value-type="float" office:value="0.0182257" calcext:value-type="float">
            <text:p>0.0182257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0.25126" calcext:value-type="float">
            <text:p>0.25126</text:p>
          </table:table-cell>
          <table:table-cell office:value-type="float" office:value="0.501795" calcext:value-type="float">
            <text:p>0.501795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0.438547" calcext:value-type="float">
            <text:p>0.438547</text:p>
          </table:table-cell>
          <table:table-cell office:value-type="float" office:value="0.895217" calcext:value-type="float">
            <text:p>0.895217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0.608351" calcext:value-type="float">
            <text:p>0.608351</text:p>
          </table:table-cell>
          <table:table-cell office:value-type="float" office:value="1.19376" calcext:value-type="float">
            <text:p>1.19376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753902" calcext:value-type="float">
            <text:p>0.753902</text:p>
          </table:table-cell>
          <table:table-cell office:value-type="float" office:value="1.3976" calcext:value-type="float">
            <text:p>1.3976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869397" calcext:value-type="float">
            <text:p>0.869397</text:p>
          </table:table-cell>
          <table:table-cell office:value-type="float" office:value="1.51082" calcext:value-type="float">
            <text:p>1.51082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0.950233" calcext:value-type="float">
            <text:p>0.950233</text:p>
          </table:table-cell>
          <table:table-cell office:value-type="float" office:value="1.54049" calcext:value-type="float">
            <text:p>1.54049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993185" calcext:value-type="float">
            <text:p>0.993185</text:p>
          </table:table-cell>
          <table:table-cell office:value-type="float" office:value="1.49589" calcext:value-type="float">
            <text:p>1.49589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0.996542" calcext:value-type="float">
            <text:p>0.996542</text:p>
          </table:table-cell>
          <table:table-cell office:value-type="float" office:value="1.38775" calcext:value-type="float">
            <text:p>1.3877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96017" calcext:value-type="float">
            <text:p>0.96017</text:p>
          </table:table-cell>
          <table:table-cell office:value-type="float" office:value="1.22773" calcext:value-type="float">
            <text:p>1.22773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88552" calcext:value-type="float">
            <text:p>0.88552</text:p>
          </table:table-cell>
          <table:table-cell office:value-type="float" office:value="1.02783" calcext:value-type="float">
            <text:p>1.02783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775566" calcext:value-type="float">
            <text:p>0.775566</text:p>
          </table:table-cell>
          <table:table-cell office:value-type="float" office:value="0.800003" calcext:value-type="float">
            <text:p>0.800003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634693" calcext:value-type="float">
            <text:p>0.634693</text:p>
          </table:table-cell>
          <table:table-cell office:value-type="float" office:value="0.555761" calcext:value-type="float">
            <text:p>0.555761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.468517" calcext:value-type="float">
            <text:p>0.468517</text:p>
          </table:table-cell>
          <table:table-cell office:value-type="float" office:value="0.305888" calcext:value-type="float">
            <text:p>0.305888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283662" calcext:value-type="float">
            <text:p>0.283662</text:p>
          </table:table-cell>
          <table:table-cell office:value-type="float" office:value="0.060213" calcext:value-type="float">
            <text:p>0.060213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087499" calcext:value-type="float">
            <text:p>0.087499</text:p>
          </table:table-cell>
          <table:table-cell office:value-type="float" office:value="-0.172572" calcext:value-type="float">
            <text:p>-0.172572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-0.112153" calcext:value-type="float">
            <text:p>-0.112153</text:p>
          </table:table-cell>
          <table:table-cell office:value-type="float" office:value="-0.38503" calcext:value-type="float">
            <text:p>-0.38503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-0.307333" calcext:value-type="float">
            <text:p>-0.307333</text:p>
          </table:table-cell>
          <table:table-cell office:value-type="float" office:value="-0.571061" calcext:value-type="float">
            <text:p>-0.571061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-0.490261" calcext:value-type="float">
            <text:p>-0.490261</text:p>
          </table:table-cell>
          <table:table-cell office:value-type="float" office:value="-0.725936" calcext:value-type="float">
            <text:p>-0.72593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653644" calcext:value-type="float">
            <text:p>-0.653644</text:p>
          </table:table-cell>
          <table:table-cell office:value-type="float" office:value="-0.846296" calcext:value-type="float">
            <text:p>-0.846296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0.790968" calcext:value-type="float">
            <text:p>-0.790968</text:p>
          </table:table-cell>
          <table:table-cell office:value-type="float" office:value="-0.930121" calcext:value-type="float">
            <text:p>-0.930121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-0.896758" calcext:value-type="float">
            <text:p>-0.896758</text:p>
          </table:table-cell>
          <table:table-cell office:value-type="float" office:value="-0.976666" calcext:value-type="float">
            <text:p>-0.976666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-0.966798" calcext:value-type="float">
            <text:p>-0.966798</text:p>
          </table:table-cell>
          <table:table-cell office:value-type="float" office:value="-0.986382" calcext:value-type="float">
            <text:p>-0.986382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-0.998295" calcext:value-type="float">
            <text:p>-0.998295</text:p>
          </table:table-cell>
          <table:table-cell office:value-type="float" office:value="-0.96081" calcext:value-type="float">
            <text:p>-0.96081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0.989992" calcext:value-type="float">
            <text:p>-0.989992</text:p>
          </table:table-cell>
          <table:table-cell office:value-type="float" office:value="-0.902461" calcext:value-type="float">
            <text:p>-0.902461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-0.942222" calcext:value-type="float">
            <text:p>-0.942222</text:p>
          </table:table-cell>
          <table:table-cell office:value-type="float" office:value="-0.814686" calcext:value-type="float">
            <text:p>-0.814686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0.856889" calcext:value-type="float">
            <text:p>-0.856889</text:p>
          </table:table-cell>
          <table:table-cell office:value-type="float" office:value="-0.701535" calcext:value-type="float">
            <text:p>-0.701535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-0.737394" calcext:value-type="float">
            <text:p>-0.737394</text:p>
          </table:table-cell>
          <table:table-cell office:value-type="float" office:value="-0.567613" calcext:value-type="float">
            <text:p>-0.567613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0.588501" calcext:value-type="float">
            <text:p>-0.588501</text:p>
          </table:table-cell>
          <table:table-cell office:value-type="float" office:value="-0.417927" calcext:value-type="float">
            <text:p>-0.41792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416147" calcext:value-type="float">
            <text:p>-0.416147</text:p>
          </table:table-cell>
          <table:table-cell office:value-type="float" office:value="-0.257743" calcext:value-type="float">
            <text:p>-0.257743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0.227202" calcext:value-type="float">
            <text:p>-0.227202</text:p>
          </table:table-cell>
          <table:table-cell office:value-type="float" office:value="-0.0924358" calcext:value-type="float">
            <text:p>-0.0924358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0291995" calcext:value-type="float">
            <text:p>-0.0291995</text:p>
          </table:table-cell>
          <table:table-cell office:value-type="float" office:value="0.0726525" calcext:value-type="float">
            <text:p>0.0726525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169967" calcext:value-type="float">
            <text:p>0.169967</text:p>
          </table:table-cell>
          <table:table-cell office:value-type="float" office:value="0.232344" calcext:value-type="float">
            <text:p>0.232344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362358" calcext:value-type="float">
            <text:p>0.362358</text:p>
          </table:table-cell>
          <table:table-cell office:value-type="float" office:value="0.381752" calcext:value-type="float">
            <text:p>0.381752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540302" calcext:value-type="float">
            <text:p>0.540302</text:p>
          </table:table-cell>
          <table:table-cell office:value-type="float" office:value="0.516397" calcext:value-type="float">
            <text:p>0.516397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696707" calcext:value-type="float">
            <text:p>0.696707</text:p>
          </table:table-cell>
          <table:table-cell office:value-type="float" office:value="0.632305" calcext:value-type="float">
            <text:p>0.632305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825336" calcext:value-type="float">
            <text:p>0.825336</text:p>
          </table:table-cell>
          <table:table-cell office:value-type="float" office:value="0.726101" calcext:value-type="float">
            <text:p>0.726101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921061" calcext:value-type="float">
            <text:p>0.921061</text:p>
          </table:table-cell>
          <table:table-cell office:value-type="float" office:value="0.795081" calcext:value-type="float">
            <text:p>0.795081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980067" calcext:value-type="float">
            <text:p>0.980067</text:p>
          </table:table-cell>
          <table:table-cell office:value-type="float" office:value="0.83727" calcext:value-type="float">
            <text:p>0.83727</text:p>
          </table:table-cell>
        </table:table-row>
        <table:table-row table:style-name="ro1">
          <table:table-cell office:value-type="float" office:value="-1.02696E-015" calcext:value-type="float">
            <text:p>-1.02696E-15</text:p>
          </table:table-cell>
          <table:table-cell office:value-type="float" office:value="1" calcext:value-type="float">
            <text:p>1</text:p>
          </table:table-cell>
          <table:table-cell office:value-type="float" office:value="0.851468" calcext:value-type="float">
            <text:p>0.85146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80067" calcext:value-type="float">
            <text:p>0.980067</text:p>
          </table:table-cell>
          <table:table-cell office:value-type="float" office:value="0.83727" calcext:value-type="float">
            <text:p>0.8372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21061" calcext:value-type="float">
            <text:p>0.921061</text:p>
          </table:table-cell>
          <table:table-cell office:value-type="float" office:value="0.795081" calcext:value-type="float">
            <text:p>0.79508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25336" calcext:value-type="float">
            <text:p>0.825336</text:p>
          </table:table-cell>
          <table:table-cell office:value-type="float" office:value="0.726101" calcext:value-type="float">
            <text:p>0.7261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96707" calcext:value-type="float">
            <text:p>0.696707</text:p>
          </table:table-cell>
          <table:table-cell office:value-type="float" office:value="0.632305" calcext:value-type="float">
            <text:p>0.6323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40302" calcext:value-type="float">
            <text:p>0.540302</text:p>
          </table:table-cell>
          <table:table-cell office:value-type="float" office:value="0.516397" calcext:value-type="float">
            <text:p>0.51639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62358" calcext:value-type="float">
            <text:p>0.362358</text:p>
          </table:table-cell>
          <table:table-cell office:value-type="float" office:value="0.381752" calcext:value-type="float">
            <text:p>0.38175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69967" calcext:value-type="float">
            <text:p>0.169967</text:p>
          </table:table-cell>
          <table:table-cell office:value-type="float" office:value="0.232344" calcext:value-type="float">
            <text:p>0.23234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0291995" calcext:value-type="float">
            <text:p>-0.0291995</text:p>
          </table:table-cell>
          <table:table-cell office:value-type="float" office:value="0.0726525" calcext:value-type="float">
            <text:p>0.072652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227202" calcext:value-type="float">
            <text:p>-0.227202</text:p>
          </table:table-cell>
          <table:table-cell office:value-type="float" office:value="-0.0924358" calcext:value-type="float">
            <text:p>-0.09243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16147" calcext:value-type="float">
            <text:p>-0.416147</text:p>
          </table:table-cell>
          <table:table-cell office:value-type="float" office:value="-0.257743" calcext:value-type="float">
            <text:p>-0.25774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588501" calcext:value-type="float">
            <text:p>-0.588501</text:p>
          </table:table-cell>
          <table:table-cell office:value-type="float" office:value="-0.417927" calcext:value-type="float">
            <text:p>-0.41792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0.737394" calcext:value-type="float">
            <text:p>-0.737394</text:p>
          </table:table-cell>
          <table:table-cell office:value-type="float" office:value="-0.567613" calcext:value-type="float">
            <text:p>-0.56761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0.856889" calcext:value-type="float">
            <text:p>-0.856889</text:p>
          </table:table-cell>
          <table:table-cell office:value-type="float" office:value="-0.701535" calcext:value-type="float">
            <text:p>-0.70153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.942222" calcext:value-type="float">
            <text:p>-0.942222</text:p>
          </table:table-cell>
          <table:table-cell office:value-type="float" office:value="-0.814686" calcext:value-type="float">
            <text:p>-0.81468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989992" calcext:value-type="float">
            <text:p>-0.989992</text:p>
          </table:table-cell>
          <table:table-cell office:value-type="float" office:value="-0.902461" calcext:value-type="float">
            <text:p>-0.90246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0.998295" calcext:value-type="float">
            <text:p>-0.998295</text:p>
          </table:table-cell>
          <table:table-cell office:value-type="float" office:value="-0.96081" calcext:value-type="float">
            <text:p>-0.9608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0.966798" calcext:value-type="float">
            <text:p>-0.966798</text:p>
          </table:table-cell>
          <table:table-cell office:value-type="float" office:value="-0.986382" calcext:value-type="float">
            <text:p>-0.98638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896758" calcext:value-type="float">
            <text:p>-0.896758</text:p>
          </table:table-cell>
          <table:table-cell office:value-type="float" office:value="-0.976666" calcext:value-type="float">
            <text:p>-0.97666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0.790968" calcext:value-type="float">
            <text:p>-0.790968</text:p>
          </table:table-cell>
          <table:table-cell office:value-type="float" office:value="-0.930121" calcext:value-type="float">
            <text:p>-0.930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53644" calcext:value-type="float">
            <text:p>-0.653644</text:p>
          </table:table-cell>
          <table:table-cell office:value-type="float" office:value="-0.846296" calcext:value-type="float">
            <text:p>-0.84629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490261" calcext:value-type="float">
            <text:p>-0.490261</text:p>
          </table:table-cell>
          <table:table-cell office:value-type="float" office:value="-0.725936" calcext:value-type="float">
            <text:p>-0.72593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307333" calcext:value-type="float">
            <text:p>-0.307333</text:p>
          </table:table-cell>
          <table:table-cell office:value-type="float" office:value="-0.571061" calcext:value-type="float">
            <text:p>-0.57106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0.112153" calcext:value-type="float">
            <text:p>-0.112153</text:p>
          </table:table-cell>
          <table:table-cell office:value-type="float" office:value="-0.38503" calcext:value-type="float">
            <text:p>-0.3850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87499" calcext:value-type="float">
            <text:p>0.087499</text:p>
          </table:table-cell>
          <table:table-cell office:value-type="float" office:value="-0.172572" calcext:value-type="float">
            <text:p>-0.17257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283662" calcext:value-type="float">
            <text:p>0.283662</text:p>
          </table:table-cell>
          <table:table-cell office:value-type="float" office:value="0.060213" calcext:value-type="float">
            <text:p>0.06021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68517" calcext:value-type="float">
            <text:p>0.468517</text:p>
          </table:table-cell>
          <table:table-cell office:value-type="float" office:value="0.305888" calcext:value-type="float">
            <text:p>0.30588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634693" calcext:value-type="float">
            <text:p>0.634693</text:p>
          </table:table-cell>
          <table:table-cell office:value-type="float" office:value="0.555761" calcext:value-type="float">
            <text:p>0.55576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775566" calcext:value-type="float">
            <text:p>0.775566</text:p>
          </table:table-cell>
          <table:table-cell office:value-type="float" office:value="0.800003" calcext:value-type="float">
            <text:p>0.80000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88552" calcext:value-type="float">
            <text:p>0.88552</text:p>
          </table:table-cell>
          <table:table-cell office:value-type="float" office:value="1.02783" calcext:value-type="float">
            <text:p>1.027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017" calcext:value-type="float">
            <text:p>0.96017</text:p>
          </table:table-cell>
          <table:table-cell office:value-type="float" office:value="1.22773" calcext:value-type="float">
            <text:p>1.2277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996542" calcext:value-type="float">
            <text:p>0.996542</text:p>
          </table:table-cell>
          <table:table-cell office:value-type="float" office:value="1.38775" calcext:value-type="float">
            <text:p>1.3877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993185" calcext:value-type="float">
            <text:p>0.993185</text:p>
          </table:table-cell>
          <table:table-cell office:value-type="float" office:value="1.49589" calcext:value-type="float">
            <text:p>1.4958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950233" calcext:value-type="float">
            <text:p>0.950233</text:p>
          </table:table-cell>
          <table:table-cell office:value-type="float" office:value="1.54049" calcext:value-type="float">
            <text:p>1.5404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869397" calcext:value-type="float">
            <text:p>0.869397</text:p>
          </table:table-cell>
          <table:table-cell office:value-type="float" office:value="1.51082" calcext:value-type="float">
            <text:p>1.5108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753902" calcext:value-type="float">
            <text:p>0.753902</text:p>
          </table:table-cell>
          <table:table-cell office:value-type="float" office:value="1.3976" calcext:value-type="float">
            <text:p>1.397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608351" calcext:value-type="float">
            <text:p>0.608351</text:p>
          </table:table-cell>
          <table:table-cell office:value-type="float" office:value="1.19376" calcext:value-type="float">
            <text:p>1.1937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438547" calcext:value-type="float">
            <text:p>0.438547</text:p>
          </table:table-cell>
          <table:table-cell office:value-type="float" office:value="0.895217" calcext:value-type="float">
            <text:p>0.89521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25126" calcext:value-type="float">
            <text:p>0.25126</text:p>
          </table:table-cell>
          <table:table-cell office:value-type="float" office:value="0.501795" calcext:value-type="float">
            <text:p>0.50179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539554" calcext:value-type="float">
            <text:p>0.0539554</text:p>
          </table:table-cell>
          <table:table-cell office:value-type="float" office:value="0.0182257" calcext:value-type="float">
            <text:p>0.0182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455" calcext:value-type="float">
            <text:p>-0.1455</text:p>
          </table:table-cell>
          <table:table-cell office:value-type="float" office:value="-0.544695" calcext:value-type="float">
            <text:p>-0.54469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339155" calcext:value-type="float">
            <text:p>-0.339155</text:p>
          </table:table-cell>
          <table:table-cell office:value-type="float" office:value="-1.16883" calcext:value-type="float">
            <text:p>-1.1688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0.519289" calcext:value-type="float">
            <text:p>-0.519289</text:p>
          </table:table-cell>
          <table:table-cell office:value-type="float" office:value="-1.82732" calcext:value-type="float">
            <text:p>-1.8273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0.67872" calcext:value-type="float">
            <text:p>-0.67872</text:p>
          </table:table-cell>
          <table:table-cell office:value-type="float" office:value="-2.48296" calcext:value-type="float">
            <text:p>-2.4829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0.811093" calcext:value-type="float">
            <text:p>-0.811093</text:p>
          </table:table-cell>
          <table:table-cell office:value-type="float" office:value="-3.08659" calcext:value-type="float">
            <text:p>-3.0865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91113" calcext:value-type="float">
            <text:p>-0.91113</text:p>
          </table:table-cell>
          <table:table-cell office:value-type="float" office:value="-3.57512" calcext:value-type="float">
            <text:p>-3.5751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974844" calcext:value-type="float">
            <text:p>-0.974844</text:p>
          </table:table-cell>
          <table:table-cell office:value-type="float" office:value="-3.86955" calcext:value-type="float">
            <text:p>-3.8695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0.999693" calcext:value-type="float">
            <text:p>-0.999693</text:p>
          </table:table-cell>
          <table:table-cell office:value-type="float" office:value="-3.87273" calcext:value-type="float">
            <text:p>-3.8727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0.984688" calcext:value-type="float">
            <text:p>-0.984688</text:p>
          </table:table-cell>
          <table:table-cell office:value-type="float" office:value="-3.46697" calcext:value-type="float">
            <text:p>-3.4669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0.930426" calcext:value-type="float">
            <text:p>-0.930426</text:p>
          </table:table-cell>
          <table:table-cell office:value-type="float" office:value="-2.51137" calcext:value-type="float">
            <text:p>-2.511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0.839072" calcext:value-type="float">
            <text:p>-0.839072</text:p>
          </table:table-cell>
        </table:table-row>
        <table:table-row table:style-name="ro1">
          <table:table-cell office:value-type="string" calcext:value-type="string">
            <text:p>NEXT N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0.839072" calcext:value-type="float">
            <text:p>-0.839072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-0.930426" calcext:value-type="float">
            <text:p>-0.930426</text:p>
          </table:table-cell>
          <table:table-cell office:value-type="float" office:value="-0.720963" calcext:value-type="float">
            <text:p>-0.720963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-0.984688" calcext:value-type="float">
            <text:p>-0.984688</text:p>
          </table:table-cell>
          <table:table-cell office:value-type="float" office:value="-0.735457" calcext:value-type="float">
            <text:p>-0.735457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-0.999693" calcext:value-type="float">
            <text:p>-0.999693</text:p>
          </table:table-cell>
          <table:table-cell office:value-type="float" office:value="-0.788783" calcext:value-type="float">
            <text:p>-0.788783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-0.974844" calcext:value-type="float">
            <text:p>-0.974844</text:p>
          </table:table-cell>
          <table:table-cell office:value-type="float" office:value="-0.827863" calcext:value-type="float">
            <text:p>-0.827863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0.91113" calcext:value-type="float">
            <text:p>-0.91113</text:p>
          </table:table-cell>
          <table:table-cell office:value-type="float" office:value="-0.826419" calcext:value-type="float">
            <text:p>-0.826419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0.811093" calcext:value-type="float">
            <text:p>-0.811093</text:p>
          </table:table-cell>
          <table:table-cell office:value-type="float" office:value="-0.775212" calcext:value-type="float">
            <text:p>-0.775212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0.67872" calcext:value-type="float">
            <text:p>-0.67872</text:p>
          </table:table-cell>
          <table:table-cell office:value-type="float" office:value="-0.675344" calcext:value-type="float">
            <text:p>-0.675344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0.519289" calcext:value-type="float">
            <text:p>-0.519289</text:p>
          </table:table-cell>
          <table:table-cell office:value-type="float" office:value="-0.533773" calcext:value-type="float">
            <text:p>-0.533773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-0.339155" calcext:value-type="float">
            <text:p>-0.339155</text:p>
          </table:table-cell>
          <table:table-cell office:value-type="float" office:value="-0.360406" calcext:value-type="float">
            <text:p>-0.36040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1455" calcext:value-type="float">
            <text:p>-0.1455</text:p>
          </table:table-cell>
          <table:table-cell office:value-type="float" office:value="-0.166282" calcext:value-type="float">
            <text:p>-0.166282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0.0539554" calcext:value-type="float">
            <text:p>0.0539554</text:p>
          </table:table-cell>
          <table:table-cell office:value-type="float" office:value="0.0375298" calcext:value-type="float">
            <text:p>0.0375298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0.25126" calcext:value-type="float">
            <text:p>0.25126</text:p>
          </table:table-cell>
          <table:table-cell office:value-type="float" office:value="0.240561" calcext:value-type="float">
            <text:p>0.240561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0.438547" calcext:value-type="float">
            <text:p>0.438547</text:p>
          </table:table-cell>
          <table:table-cell office:value-type="float" office:value="0.433301" calcext:value-type="float">
            <text:p>0.433301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0.608351" calcext:value-type="float">
            <text:p>0.608351</text:p>
          </table:table-cell>
          <table:table-cell office:value-type="float" office:value="0.607395" calcext:value-type="float">
            <text:p>0.607395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753902" calcext:value-type="float">
            <text:p>0.753902</text:p>
          </table:table-cell>
          <table:table-cell office:value-type="float" office:value="0.755756" calcext:value-type="float">
            <text:p>0.755756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869397" calcext:value-type="float">
            <text:p>0.869397</text:p>
          </table:table-cell>
          <table:table-cell office:value-type="float" office:value="0.872653" calcext:value-type="float">
            <text:p>0.872653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0.950233" calcext:value-type="float">
            <text:p>0.950233</text:p>
          </table:table-cell>
          <table:table-cell office:value-type="float" office:value="0.953763" calcext:value-type="float">
            <text:p>0.953763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993185" calcext:value-type="float">
            <text:p>0.993185</text:p>
          </table:table-cell>
          <table:table-cell office:value-type="float" office:value="0.996233" calcext:value-type="float">
            <text:p>0.996233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0.996542" calcext:value-type="float">
            <text:p>0.996542</text:p>
          </table:table-cell>
          <table:table-cell office:value-type="float" office:value="0.998709" calcext:value-type="float">
            <text:p>0.99870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96017" calcext:value-type="float">
            <text:p>0.96017</text:p>
          </table:table-cell>
          <table:table-cell office:value-type="float" office:value="0.961355" calcext:value-type="float">
            <text:p>0.961355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88552" calcext:value-type="float">
            <text:p>0.88552</text:p>
          </table:table-cell>
          <table:table-cell office:value-type="float" office:value="0.885829" calcext:value-type="float">
            <text:p>0.885829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775566" calcext:value-type="float">
            <text:p>0.775566</text:p>
          </table:table-cell>
          <table:table-cell office:value-type="float" office:value="0.775227" calcext:value-type="float">
            <text:p>0.775227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634693" calcext:value-type="float">
            <text:p>0.634693</text:p>
          </table:table-cell>
          <table:table-cell office:value-type="float" office:value="0.633971" calcext:value-type="float">
            <text:p>0.633971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.468517" calcext:value-type="float">
            <text:p>0.468517</text:p>
          </table:table-cell>
          <table:table-cell office:value-type="float" office:value="0.467662" calcext:value-type="float">
            <text:p>0.467662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283662" calcext:value-type="float">
            <text:p>0.283662</text:p>
          </table:table-cell>
          <table:table-cell office:value-type="float" office:value="0.282871" calcext:value-type="float">
            <text:p>0.282871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087499" calcext:value-type="float">
            <text:p>0.087499</text:p>
          </table:table-cell>
          <table:table-cell office:value-type="float" office:value="0.0868956" calcext:value-type="float">
            <text:p>0.0868956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-0.112153" calcext:value-type="float">
            <text:p>-0.112153</text:p>
          </table:table-cell>
          <table:table-cell office:value-type="float" office:value="-0.112512" calcext:value-type="float">
            <text:p>-0.112512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-0.307333" calcext:value-type="float">
            <text:p>-0.307333</text:p>
          </table:table-cell>
          <table:table-cell office:value-type="float" office:value="-0.307452" calcext:value-type="float">
            <text:p>-0.307452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-0.490261" calcext:value-type="float">
            <text:p>-0.490261</text:p>
          </table:table-cell>
          <table:table-cell office:value-type="float" office:value="-0.490184" calcext:value-type="float">
            <text:p>-0.49018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653644" calcext:value-type="float">
            <text:p>-0.653644</text:p>
          </table:table-cell>
          <table:table-cell office:value-type="float" office:value="-0.653438" calcext:value-type="float">
            <text:p>-0.653438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0.790968" calcext:value-type="float">
            <text:p>-0.790968</text:p>
          </table:table-cell>
          <table:table-cell office:value-type="float" office:value="-0.790704" calcext:value-type="float">
            <text:p>-0.790704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-0.896758" calcext:value-type="float">
            <text:p>-0.896758</text:p>
          </table:table-cell>
          <table:table-cell office:value-type="float" office:value="-0.8965" calcext:value-type="float">
            <text:p>-0.8965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-0.966798" calcext:value-type="float">
            <text:p>-0.966798</text:p>
          </table:table-cell>
          <table:table-cell office:value-type="float" office:value="-0.96659" calcext:value-type="float">
            <text:p>-0.96659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-0.998295" calcext:value-type="float">
            <text:p>-0.998295</text:p>
          </table:table-cell>
          <table:table-cell office:value-type="float" office:value="-0.998162" calcext:value-type="float">
            <text:p>-0.998162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0.989992" calcext:value-type="float">
            <text:p>-0.989992</text:p>
          </table:table-cell>
          <table:table-cell office:value-type="float" office:value="-0.989941" calcext:value-type="float">
            <text:p>-0.989941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-0.942222" calcext:value-type="float">
            <text:p>-0.942222</text:p>
          </table:table-cell>
          <table:table-cell office:value-type="float" office:value="-0.942241" calcext:value-type="float">
            <text:p>-0.942241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0.856889" calcext:value-type="float">
            <text:p>-0.856889</text:p>
          </table:table-cell>
          <table:table-cell office:value-type="float" office:value="-0.856956" calcext:value-type="float">
            <text:p>-0.856956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-0.737394" calcext:value-type="float">
            <text:p>-0.737394</text:p>
          </table:table-cell>
          <table:table-cell office:value-type="float" office:value="-0.737486" calcext:value-type="float">
            <text:p>-0.737486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0.588501" calcext:value-type="float">
            <text:p>-0.588501</text:p>
          </table:table-cell>
          <table:table-cell office:value-type="float" office:value="-0.588595" calcext:value-type="float">
            <text:p>-0.58859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416147" calcext:value-type="float">
            <text:p>-0.416147</text:p>
          </table:table-cell>
          <table:table-cell office:value-type="float" office:value="-0.416225" calcext:value-type="float">
            <text:p>-0.416225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0.227202" calcext:value-type="float">
            <text:p>-0.227202</text:p>
          </table:table-cell>
          <table:table-cell office:value-type="float" office:value="-0.227253" calcext:value-type="float">
            <text:p>-0.227253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0291995" calcext:value-type="float">
            <text:p>-0.0291995</text:p>
          </table:table-cell>
          <table:table-cell office:value-type="float" office:value="-0.0292216" calcext:value-type="float">
            <text:p>-0.0292216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169967" calcext:value-type="float">
            <text:p>0.169967</text:p>
          </table:table-cell>
          <table:table-cell office:value-type="float" office:value="0.16997" calcext:value-type="float">
            <text:p>0.16997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362358" calcext:value-type="float">
            <text:p>0.362358</text:p>
          </table:table-cell>
          <table:table-cell office:value-type="float" office:value="0.362378" calcext:value-type="float">
            <text:p>0.362378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540302" calcext:value-type="float">
            <text:p>0.540302</text:p>
          </table:table-cell>
          <table:table-cell office:value-type="float" office:value="0.54033" calcext:value-type="float">
            <text:p>0.54033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696707" calcext:value-type="float">
            <text:p>0.696707</text:p>
          </table:table-cell>
          <table:table-cell office:value-type="float" office:value="0.696733" calcext:value-type="float">
            <text:p>0.696733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825336" calcext:value-type="float">
            <text:p>0.825336</text:p>
          </table:table-cell>
          <table:table-cell office:value-type="float" office:value="0.825355" calcext:value-type="float">
            <text:p>0.82535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921061" calcext:value-type="float">
            <text:p>0.921061</text:p>
          </table:table-cell>
          <table:table-cell office:value-type="float" office:value="0.921071" calcext:value-type="float">
            <text:p>0.921071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980067" calcext:value-type="float">
            <text:p>0.980067</text:p>
          </table:table-cell>
          <table:table-cell office:value-type="float" office:value="0.980069" calcext:value-type="float">
            <text:p>0.980069</text:p>
          </table:table-cell>
        </table:table-row>
        <table:table-row table:style-name="ro1">
          <table:table-cell office:value-type="float" office:value="-1.02696E-015" calcext:value-type="float">
            <text:p>-1.02696E-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80067" calcext:value-type="float">
            <text:p>0.980067</text:p>
          </table:table-cell>
          <table:table-cell office:value-type="float" office:value="0.980069" calcext:value-type="float">
            <text:p>0.98006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21061" calcext:value-type="float">
            <text:p>0.921061</text:p>
          </table:table-cell>
          <table:table-cell office:value-type="float" office:value="0.921071" calcext:value-type="float">
            <text:p>0.92107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25336" calcext:value-type="float">
            <text:p>0.825336</text:p>
          </table:table-cell>
          <table:table-cell office:value-type="float" office:value="0.825355" calcext:value-type="float">
            <text:p>0.82535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96707" calcext:value-type="float">
            <text:p>0.696707</text:p>
          </table:table-cell>
          <table:table-cell office:value-type="float" office:value="0.696733" calcext:value-type="float">
            <text:p>0.69673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40302" calcext:value-type="float">
            <text:p>0.540302</text:p>
          </table:table-cell>
          <table:table-cell office:value-type="float" office:value="0.54033" calcext:value-type="float">
            <text:p>0.540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62358" calcext:value-type="float">
            <text:p>0.362358</text:p>
          </table:table-cell>
          <table:table-cell office:value-type="float" office:value="0.362378" calcext:value-type="float">
            <text:p>0.36237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69967" calcext:value-type="float">
            <text:p>0.169967</text:p>
          </table:table-cell>
          <table:table-cell office:value-type="float" office:value="0.16997" calcext:value-type="float">
            <text:p>0.1699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0291995" calcext:value-type="float">
            <text:p>-0.0291995</text:p>
          </table:table-cell>
          <table:table-cell office:value-type="float" office:value="-0.0292216" calcext:value-type="float">
            <text:p>-0.029221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227202" calcext:value-type="float">
            <text:p>-0.227202</text:p>
          </table:table-cell>
          <table:table-cell office:value-type="float" office:value="-0.227253" calcext:value-type="float">
            <text:p>-0.2272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16147" calcext:value-type="float">
            <text:p>-0.416147</text:p>
          </table:table-cell>
          <table:table-cell office:value-type="float" office:value="-0.416225" calcext:value-type="float">
            <text:p>-0.41622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588501" calcext:value-type="float">
            <text:p>-0.588501</text:p>
          </table:table-cell>
          <table:table-cell office:value-type="float" office:value="-0.588595" calcext:value-type="float">
            <text:p>-0.58859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0.737394" calcext:value-type="float">
            <text:p>-0.737394</text:p>
          </table:table-cell>
          <table:table-cell office:value-type="float" office:value="-0.737486" calcext:value-type="float">
            <text:p>-0.73748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0.856889" calcext:value-type="float">
            <text:p>-0.856889</text:p>
          </table:table-cell>
          <table:table-cell office:value-type="float" office:value="-0.856956" calcext:value-type="float">
            <text:p>-0.85695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.942222" calcext:value-type="float">
            <text:p>-0.942222</text:p>
          </table:table-cell>
          <table:table-cell office:value-type="float" office:value="-0.942241" calcext:value-type="float">
            <text:p>-0.94224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989992" calcext:value-type="float">
            <text:p>-0.989992</text:p>
          </table:table-cell>
          <table:table-cell office:value-type="float" office:value="-0.989941" calcext:value-type="float">
            <text:p>-0.98994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0.998295" calcext:value-type="float">
            <text:p>-0.998295</text:p>
          </table:table-cell>
          <table:table-cell office:value-type="float" office:value="-0.998162" calcext:value-type="float">
            <text:p>-0.99816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0.966798" calcext:value-type="float">
            <text:p>-0.966798</text:p>
          </table:table-cell>
          <table:table-cell office:value-type="float" office:value="-0.96659" calcext:value-type="float">
            <text:p>-0.9665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896758" calcext:value-type="float">
            <text:p>-0.896758</text:p>
          </table:table-cell>
          <table:table-cell office:value-type="float" office:value="-0.8965" calcext:value-type="float">
            <text:p>-0.896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0.790968" calcext:value-type="float">
            <text:p>-0.790968</text:p>
          </table:table-cell>
          <table:table-cell office:value-type="float" office:value="-0.790704" calcext:value-type="float">
            <text:p>-0.7907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53644" calcext:value-type="float">
            <text:p>-0.653644</text:p>
          </table:table-cell>
          <table:table-cell office:value-type="float" office:value="-0.653438" calcext:value-type="float">
            <text:p>-0.65343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490261" calcext:value-type="float">
            <text:p>-0.490261</text:p>
          </table:table-cell>
          <table:table-cell office:value-type="float" office:value="-0.490184" calcext:value-type="float">
            <text:p>-0.49018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307333" calcext:value-type="float">
            <text:p>-0.307333</text:p>
          </table:table-cell>
          <table:table-cell office:value-type="float" office:value="-0.307452" calcext:value-type="float">
            <text:p>-0.30745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0.112153" calcext:value-type="float">
            <text:p>-0.112153</text:p>
          </table:table-cell>
          <table:table-cell office:value-type="float" office:value="-0.112512" calcext:value-type="float">
            <text:p>-0.11251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87499" calcext:value-type="float">
            <text:p>0.087499</text:p>
          </table:table-cell>
          <table:table-cell office:value-type="float" office:value="0.0868956" calcext:value-type="float">
            <text:p>0.086895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283662" calcext:value-type="float">
            <text:p>0.283662</text:p>
          </table:table-cell>
          <table:table-cell office:value-type="float" office:value="0.282871" calcext:value-type="float">
            <text:p>0.28287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68517" calcext:value-type="float">
            <text:p>0.468517</text:p>
          </table:table-cell>
          <table:table-cell office:value-type="float" office:value="0.467662" calcext:value-type="float">
            <text:p>0.46766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634693" calcext:value-type="float">
            <text:p>0.634693</text:p>
          </table:table-cell>
          <table:table-cell office:value-type="float" office:value="0.633971" calcext:value-type="float">
            <text:p>0.63397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775566" calcext:value-type="float">
            <text:p>0.775566</text:p>
          </table:table-cell>
          <table:table-cell office:value-type="float" office:value="0.775227" calcext:value-type="float">
            <text:p>0.77522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88552" calcext:value-type="float">
            <text:p>0.88552</text:p>
          </table:table-cell>
          <table:table-cell office:value-type="float" office:value="0.885829" calcext:value-type="float">
            <text:p>0.885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017" calcext:value-type="float">
            <text:p>0.96017</text:p>
          </table:table-cell>
          <table:table-cell office:value-type="float" office:value="0.961355" calcext:value-type="float">
            <text:p>0.96135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996542" calcext:value-type="float">
            <text:p>0.996542</text:p>
          </table:table-cell>
          <table:table-cell office:value-type="float" office:value="0.998709" calcext:value-type="float">
            <text:p>0.99870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993185" calcext:value-type="float">
            <text:p>0.993185</text:p>
          </table:table-cell>
          <table:table-cell office:value-type="float" office:value="0.996233" calcext:value-type="float">
            <text:p>0.9962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950233" calcext:value-type="float">
            <text:p>0.950233</text:p>
          </table:table-cell>
          <table:table-cell office:value-type="float" office:value="0.953763" calcext:value-type="float">
            <text:p>0.95376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869397" calcext:value-type="float">
            <text:p>0.869397</text:p>
          </table:table-cell>
          <table:table-cell office:value-type="float" office:value="0.872653" calcext:value-type="float">
            <text:p>0.87265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753902" calcext:value-type="float">
            <text:p>0.753902</text:p>
          </table:table-cell>
          <table:table-cell office:value-type="float" office:value="0.755756" calcext:value-type="float">
            <text:p>0.75575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608351" calcext:value-type="float">
            <text:p>0.608351</text:p>
          </table:table-cell>
          <table:table-cell office:value-type="float" office:value="0.607395" calcext:value-type="float">
            <text:p>0.60739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438547" calcext:value-type="float">
            <text:p>0.438547</text:p>
          </table:table-cell>
          <table:table-cell office:value-type="float" office:value="0.433301" calcext:value-type="float">
            <text:p>0.43330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25126" calcext:value-type="float">
            <text:p>0.25126</text:p>
          </table:table-cell>
          <table:table-cell office:value-type="float" office:value="0.240561" calcext:value-type="float">
            <text:p>0.24056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539554" calcext:value-type="float">
            <text:p>0.0539554</text:p>
          </table:table-cell>
          <table:table-cell office:value-type="float" office:value="0.0375298" calcext:value-type="float">
            <text:p>0.03752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455" calcext:value-type="float">
            <text:p>-0.1455</text:p>
          </table:table-cell>
          <table:table-cell office:value-type="float" office:value="-0.166282" calcext:value-type="float">
            <text:p>-0.16628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339155" calcext:value-type="float">
            <text:p>-0.339155</text:p>
          </table:table-cell>
          <table:table-cell office:value-type="float" office:value="-0.360406" calcext:value-type="float">
            <text:p>-0.36040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0.519289" calcext:value-type="float">
            <text:p>-0.519289</text:p>
          </table:table-cell>
          <table:table-cell office:value-type="float" office:value="-0.533773" calcext:value-type="float">
            <text:p>-0.53377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0.67872" calcext:value-type="float">
            <text:p>-0.67872</text:p>
          </table:table-cell>
          <table:table-cell office:value-type="float" office:value="-0.675344" calcext:value-type="float">
            <text:p>-0.67534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0.811093" calcext:value-type="float">
            <text:p>-0.811093</text:p>
          </table:table-cell>
          <table:table-cell office:value-type="float" office:value="-0.775212" calcext:value-type="float">
            <text:p>-0.77521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91113" calcext:value-type="float">
            <text:p>-0.91113</text:p>
          </table:table-cell>
          <table:table-cell office:value-type="float" office:value="-0.826419" calcext:value-type="float">
            <text:p>-0.82641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974844" calcext:value-type="float">
            <text:p>-0.974844</text:p>
          </table:table-cell>
          <table:table-cell office:value-type="float" office:value="-0.827863" calcext:value-type="float">
            <text:p>-0.82786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0.999693" calcext:value-type="float">
            <text:p>-0.999693</text:p>
          </table:table-cell>
          <table:table-cell office:value-type="float" office:value="-0.788783" calcext:value-type="float">
            <text:p>-0.78878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0.984688" calcext:value-type="float">
            <text:p>-0.984688</text:p>
          </table:table-cell>
          <table:table-cell office:value-type="float" office:value="-0.735457" calcext:value-type="float">
            <text:p>-0.73545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0.930426" calcext:value-type="float">
            <text:p>-0.930426</text:p>
          </table:table-cell>
          <table:table-cell office:value-type="float" office:value="-0.720963" calcext:value-type="float">
            <text:p>-0.7209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0.839072" calcext:value-type="float">
            <text:p>-0.839072</text:p>
          </table:table-cell>
        </table:table-row>
        <table:table-row table:style-name="ro1">
          <table:table-cell office:value-type="string" calcext:value-type="string">
            <text:p>NEXT N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float" office:value="-0.839072" calcext:value-type="float">
            <text:p>-0.839072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-0.930426" calcext:value-type="float">
            <text:p>-0.930426</text:p>
          </table:table-cell>
          <table:table-cell office:value-type="float" office:value="-0.925722" calcext:value-type="float">
            <text:p>-0.925722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-0.984688" calcext:value-type="float">
            <text:p>-0.984688</text:p>
          </table:table-cell>
          <table:table-cell office:value-type="float" office:value="-0.98037" calcext:value-type="float">
            <text:p>-0.98037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-0.999693" calcext:value-type="float">
            <text:p>-0.999693</text:p>
          </table:table-cell>
          <table:table-cell office:value-type="float" office:value="-0.997076" calcext:value-type="float">
            <text:p>-0.997076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-0.974844" calcext:value-type="float">
            <text:p>-0.974844</text:p>
          </table:table-cell>
          <table:table-cell office:value-type="float" office:value="-0.973748" calcext:value-type="float">
            <text:p>-0.973748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0.91113" calcext:value-type="float">
            <text:p>-0.91113</text:p>
          </table:table-cell>
          <table:table-cell office:value-type="float" office:value="-0.910976" calcext:value-type="float">
            <text:p>-0.910976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0.811093" calcext:value-type="float">
            <text:p>-0.811093</text:p>
          </table:table-cell>
          <table:table-cell office:value-type="float" office:value="-0.811357" calcext:value-type="float">
            <text:p>-0.811357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0.67872" calcext:value-type="float">
            <text:p>-0.67872</text:p>
          </table:table-cell>
          <table:table-cell office:value-type="float" office:value="-0.679065" calcext:value-type="float">
            <text:p>-0.679065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0.519289" calcext:value-type="float">
            <text:p>-0.519289</text:p>
          </table:table-cell>
          <table:table-cell office:value-type="float" office:value="-0.519553" calcext:value-type="float">
            <text:p>-0.519553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-0.339155" calcext:value-type="float">
            <text:p>-0.339155</text:p>
          </table:table-cell>
          <table:table-cell office:value-type="float" office:value="-0.339295" calcext:value-type="float">
            <text:p>-0.33929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1455" calcext:value-type="float">
            <text:p>-0.1455</text:p>
          </table:table-cell>
          <table:table-cell office:value-type="float" office:value="-0.145538" calcext:value-type="float">
            <text:p>-0.145538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0.0539554" calcext:value-type="float">
            <text:p>0.0539554</text:p>
          </table:table-cell>
          <table:table-cell office:value-type="float" office:value="0.0539791" calcext:value-type="float">
            <text:p>0.0539791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0.25126" calcext:value-type="float">
            <text:p>0.25126</text:p>
          </table:table-cell>
          <table:table-cell office:value-type="float" office:value="0.251306" calcext:value-type="float">
            <text:p>0.251306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0.438547" calcext:value-type="float">
            <text:p>0.438547</text:p>
          </table:table-cell>
          <table:table-cell office:value-type="float" office:value="0.43859" calcext:value-type="float">
            <text:p>0.43859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0.608351" calcext:value-type="float">
            <text:p>0.608351</text:p>
          </table:table-cell>
          <table:table-cell office:value-type="float" office:value="0.608379" calcext:value-type="float">
            <text:p>0.608379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753902" calcext:value-type="float">
            <text:p>0.753902</text:p>
          </table:table-cell>
          <table:table-cell office:value-type="float" office:value="0.753913" calcext:value-type="float">
            <text:p>0.753913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869397" calcext:value-type="float">
            <text:p>0.869397</text:p>
          </table:table-cell>
          <table:table-cell office:value-type="float" office:value="0.869395" calcext:value-type="float">
            <text:p>0.869395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0.950233" calcext:value-type="float">
            <text:p>0.950233</text:p>
          </table:table-cell>
          <table:table-cell office:value-type="float" office:value="0.950224" calcext:value-type="float">
            <text:p>0.950224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993185" calcext:value-type="float">
            <text:p>0.993185</text:p>
          </table:table-cell>
          <table:table-cell office:value-type="float" office:value="0.993175" calcext:value-type="float">
            <text:p>0.993175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0.996542" calcext:value-type="float">
            <text:p>0.996542</text:p>
          </table:table-cell>
          <table:table-cell office:value-type="float" office:value="0.996535" calcext:value-type="float">
            <text:p>0.99653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96017" calcext:value-type="float">
            <text:p>0.96017</text:p>
          </table:table-cell>
          <table:table-cell office:value-type="float" office:value="0.960167" calcext:value-type="float">
            <text:p>0.960167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88552" calcext:value-type="float">
            <text:p>0.88552</text:p>
          </table:table-cell>
          <table:table-cell office:value-type="float" office:value="0.885519" calcext:value-type="float">
            <text:p>0.885519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775566" calcext:value-type="float">
            <text:p>0.775566</text:p>
          </table:table-cell>
          <table:table-cell office:value-type="float" office:value="0.775568" calcext:value-type="float">
            <text:p>0.775568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634693" calcext:value-type="float">
            <text:p>0.634693</text:p>
          </table:table-cell>
          <table:table-cell office:value-type="float" office:value="0.634696" calcext:value-type="float">
            <text:p>0.634696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.468517" calcext:value-type="float">
            <text:p>0.468517</text:p>
          </table:table-cell>
          <table:table-cell office:value-type="float" office:value="0.468519" calcext:value-type="float">
            <text:p>0.468519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283662" calcext:value-type="float">
            <text:p>0.283662</text:p>
          </table:table-cell>
          <table:table-cell office:value-type="float" office:value="0.283664" calcext:value-type="float">
            <text:p>0.283664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087499" calcext:value-type="float">
            <text:p>0.087499</text:p>
          </table:table-cell>
          <table:table-cell office:value-type="float" office:value="0.0874993" calcext:value-type="float">
            <text:p>0.0874993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table:number-columns-repeated="2" office:value-type="float" office:value="-0.112153" calcext:value-type="float">
            <text:p>-0.112153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-0.307333" calcext:value-type="float">
            <text:p>-0.307333</text:p>
          </table:table-cell>
          <table:table-cell office:value-type="float" office:value="-0.307334" calcext:value-type="float">
            <text:p>-0.307334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-0.490261" calcext:value-type="float">
            <text:p>-0.490261</text:p>
          </table:table-cell>
          <table:table-cell office:value-type="float" office:value="-0.490262" calcext:value-type="float">
            <text:p>-0.49026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-0.653644" calcext:value-type="float">
            <text:p>-0.653644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table:number-columns-repeated="2" office:value-type="float" office:value="-0.790968" calcext:value-type="float">
            <text:p>-0.790968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table:number-columns-repeated="2" office:value-type="float" office:value="-0.896758" calcext:value-type="float">
            <text:p>-0.896758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table:number-columns-repeated="2" office:value-type="float" office:value="-0.966798" calcext:value-type="float">
            <text:p>-0.966798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-0.998295" calcext:value-type="float">
            <text:p>-0.998295</text:p>
          </table:table-cell>
          <table:table-cell office:value-type="float" office:value="-0.998294" calcext:value-type="float">
            <text:p>-0.998294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table:number-columns-repeated="2" office:value-type="float" office:value="-0.989992" calcext:value-type="float">
            <text:p>-0.989992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table:number-columns-repeated="2" office:value-type="float" office:value="-0.942222" calcext:value-type="float">
            <text:p>-0.942222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table:number-columns-repeated="2" office:value-type="float" office:value="-0.856889" calcext:value-type="float">
            <text:p>-0.856889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table:number-columns-repeated="2" office:value-type="float" office:value="-0.737394" calcext:value-type="float">
            <text:p>-0.737394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table:number-columns-repeated="2" office:value-type="float" office:value="-0.588501" calcext:value-type="float">
            <text:p>-0.58850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-0.416147" calcext:value-type="float">
            <text:p>-0.416147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table:number-columns-repeated="2" office:value-type="float" office:value="-0.227202" calcext:value-type="float">
            <text:p>-0.227202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table:number-columns-repeated="2" office:value-type="float" office:value="-0.0291995" calcext:value-type="float">
            <text:p>-0.0291995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table:number-columns-repeated="2" office:value-type="float" office:value="0.169967" calcext:value-type="float">
            <text:p>0.169967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table:number-columns-repeated="2" office:value-type="float" office:value="0.362358" calcext:value-type="float">
            <text:p>0.362358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540302" calcext:value-type="float">
            <text:p>0.540302</text:p>
          </table:table-cell>
          <table:table-cell office:value-type="float" office:value="0.540303" calcext:value-type="float">
            <text:p>0.540303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number-columns-repeated="2" office:value-type="float" office:value="0.696707" calcext:value-type="float">
            <text:p>0.696707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table:number-columns-repeated="2" office:value-type="float" office:value="0.825336" calcext:value-type="float">
            <text:p>0.82533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table:number-columns-repeated="2" office:value-type="float" office:value="0.921061" calcext:value-type="float">
            <text:p>0.921061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980067" calcext:value-type="float">
            <text:p>0.980067</text:p>
          </table:table-cell>
          <table:table-cell office:value-type="float" office:value="0.980066" calcext:value-type="float">
            <text:p>0.980066</text:p>
          </table:table-cell>
        </table:table-row>
        <table:table-row table:style-name="ro1">
          <table:table-cell office:value-type="float" office:value="-1.02696E-015" calcext:value-type="float">
            <text:p>-1.02696E-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80067" calcext:value-type="float">
            <text:p>0.980067</text:p>
          </table:table-cell>
          <table:table-cell office:value-type="float" office:value="0.980066" calcext:value-type="float">
            <text:p>0.98006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921061" calcext:value-type="float">
            <text:p>0.92106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.825336" calcext:value-type="float">
            <text:p>0.82533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.696707" calcext:value-type="float">
            <text:p>0.69670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40302" calcext:value-type="float">
            <text:p>0.540302</text:p>
          </table:table-cell>
          <table:table-cell office:value-type="float" office:value="0.540303" calcext:value-type="float">
            <text:p>0.54030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.362358" calcext:value-type="float">
            <text:p>0.36235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0.169967" calcext:value-type="float">
            <text:p>0.1699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-0.0291995" calcext:value-type="float">
            <text:p>-0.029199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-0.227202" calcext:value-type="float">
            <text:p>-0.227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0.416147" calcext:value-type="float">
            <text:p>-0.41614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-0.588501" calcext:value-type="float">
            <text:p>-0.58850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 office:value-type="float" office:value="-0.737394" calcext:value-type="float">
            <text:p>-0.73739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 office:value-type="float" office:value="-0.856889" calcext:value-type="float">
            <text:p>-0.85688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 office:value-type="float" office:value="-0.942222" calcext:value-type="float">
            <text:p>-0.94222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-0.989992" calcext:value-type="float">
            <text:p>-0.98999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0.998295" calcext:value-type="float">
            <text:p>-0.998295</text:p>
          </table:table-cell>
          <table:table-cell office:value-type="float" office:value="-0.998294" calcext:value-type="float">
            <text:p>-0.99829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2" office:value-type="float" office:value="-0.966798" calcext:value-type="float">
            <text:p>-0.96679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2" office:value-type="float" office:value="-0.896758" calcext:value-type="float">
            <text:p>-0.89675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2" office:value-type="float" office:value="-0.790968" calcext:value-type="float">
            <text:p>-0.790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0.653644" calcext:value-type="float">
            <text:p>-0.65364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490261" calcext:value-type="float">
            <text:p>-0.490261</text:p>
          </table:table-cell>
          <table:table-cell office:value-type="float" office:value="-0.490262" calcext:value-type="float">
            <text:p>-0.49026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307333" calcext:value-type="float">
            <text:p>-0.307333</text:p>
          </table:table-cell>
          <table:table-cell office:value-type="float" office:value="-0.307334" calcext:value-type="float">
            <text:p>-0.30733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2" office:value-type="float" office:value="-0.112153" calcext:value-type="float">
            <text:p>-0.11215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87499" calcext:value-type="float">
            <text:p>0.087499</text:p>
          </table:table-cell>
          <table:table-cell office:value-type="float" office:value="0.0874993" calcext:value-type="float">
            <text:p>0.087499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283662" calcext:value-type="float">
            <text:p>0.283662</text:p>
          </table:table-cell>
          <table:table-cell office:value-type="float" office:value="0.283664" calcext:value-type="float">
            <text:p>0.28366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68517" calcext:value-type="float">
            <text:p>0.468517</text:p>
          </table:table-cell>
          <table:table-cell office:value-type="float" office:value="0.468519" calcext:value-type="float">
            <text:p>0.46851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634693" calcext:value-type="float">
            <text:p>0.634693</text:p>
          </table:table-cell>
          <table:table-cell office:value-type="float" office:value="0.634696" calcext:value-type="float">
            <text:p>0.63469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775566" calcext:value-type="float">
            <text:p>0.775566</text:p>
          </table:table-cell>
          <table:table-cell office:value-type="float" office:value="0.775568" calcext:value-type="float">
            <text:p>0.77556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88552" calcext:value-type="float">
            <text:p>0.88552</text:p>
          </table:table-cell>
          <table:table-cell office:value-type="float" office:value="0.885519" calcext:value-type="float">
            <text:p>0.8855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017" calcext:value-type="float">
            <text:p>0.96017</text:p>
          </table:table-cell>
          <table:table-cell office:value-type="float" office:value="0.960167" calcext:value-type="float">
            <text:p>0.9601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996542" calcext:value-type="float">
            <text:p>0.996542</text:p>
          </table:table-cell>
          <table:table-cell office:value-type="float" office:value="0.996535" calcext:value-type="float">
            <text:p>0.99653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993185" calcext:value-type="float">
            <text:p>0.993185</text:p>
          </table:table-cell>
          <table:table-cell office:value-type="float" office:value="0.993175" calcext:value-type="float">
            <text:p>0.99317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950233" calcext:value-type="float">
            <text:p>0.950233</text:p>
          </table:table-cell>
          <table:table-cell office:value-type="float" office:value="0.950224" calcext:value-type="float">
            <text:p>0.95022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869397" calcext:value-type="float">
            <text:p>0.869397</text:p>
          </table:table-cell>
          <table:table-cell office:value-type="float" office:value="0.869395" calcext:value-type="float">
            <text:p>0.86939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753902" calcext:value-type="float">
            <text:p>0.753902</text:p>
          </table:table-cell>
          <table:table-cell office:value-type="float" office:value="0.753913" calcext:value-type="float">
            <text:p>0.75391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608351" calcext:value-type="float">
            <text:p>0.608351</text:p>
          </table:table-cell>
          <table:table-cell office:value-type="float" office:value="0.608379" calcext:value-type="float">
            <text:p>0.60837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438547" calcext:value-type="float">
            <text:p>0.438547</text:p>
          </table:table-cell>
          <table:table-cell office:value-type="float" office:value="0.43859" calcext:value-type="float">
            <text:p>0.4385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25126" calcext:value-type="float">
            <text:p>0.25126</text:p>
          </table:table-cell>
          <table:table-cell office:value-type="float" office:value="0.251306" calcext:value-type="float">
            <text:p>0.25130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0539554" calcext:value-type="float">
            <text:p>0.0539554</text:p>
          </table:table-cell>
          <table:table-cell office:value-type="float" office:value="0.0539791" calcext:value-type="float">
            <text:p>0.05397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455" calcext:value-type="float">
            <text:p>-0.1455</text:p>
          </table:table-cell>
          <table:table-cell office:value-type="float" office:value="-0.145538" calcext:value-type="float">
            <text:p>-0.14553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339155" calcext:value-type="float">
            <text:p>-0.339155</text:p>
          </table:table-cell>
          <table:table-cell office:value-type="float" office:value="-0.339295" calcext:value-type="float">
            <text:p>-0.33929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0.519289" calcext:value-type="float">
            <text:p>-0.519289</text:p>
          </table:table-cell>
          <table:table-cell office:value-type="float" office:value="-0.519553" calcext:value-type="float">
            <text:p>-0.51955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0.67872" calcext:value-type="float">
            <text:p>-0.67872</text:p>
          </table:table-cell>
          <table:table-cell office:value-type="float" office:value="-0.679065" calcext:value-type="float">
            <text:p>-0.67906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0.811093" calcext:value-type="float">
            <text:p>-0.811093</text:p>
          </table:table-cell>
          <table:table-cell office:value-type="float" office:value="-0.811357" calcext:value-type="float">
            <text:p>-0.81135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91113" calcext:value-type="float">
            <text:p>-0.91113</text:p>
          </table:table-cell>
          <table:table-cell office:value-type="float" office:value="-0.910976" calcext:value-type="float">
            <text:p>-0.91097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974844" calcext:value-type="float">
            <text:p>-0.974844</text:p>
          </table:table-cell>
          <table:table-cell office:value-type="float" office:value="-0.973748" calcext:value-type="float">
            <text:p>-0.97374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0.999693" calcext:value-type="float">
            <text:p>-0.999693</text:p>
          </table:table-cell>
          <table:table-cell office:value-type="float" office:value="-0.997076" calcext:value-type="float">
            <text:p>-0.99707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0.984688" calcext:value-type="float">
            <text:p>-0.984688</text:p>
          </table:table-cell>
          <table:table-cell office:value-type="float" office:value="-0.98037" calcext:value-type="float">
            <text:p>-0.9803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0.930426" calcext:value-type="float">
            <text:p>-0.930426</text:p>
          </table:table-cell>
          <table:table-cell office:value-type="float" office:value="-0.925722" calcext:value-type="float">
            <text:p>-0.9257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0.839072" calcext:value-type="float">
            <text:p>-0.839072</text:p>
          </table:table-cell>
        </table:table-row>
        <table:table-row table:style-name="ro1">
          <table:table-cell office:value-type="string" calcext:value-type="string">
            <text:p>NEXT 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2T10:22:25.693203256</dc:date>
    <meta:editing-duration>PT2M36S</meta:editing-duration>
    <meta:editing-cycles>1</meta:editing-cycles>
    <meta:document-statistic meta:table-count="1" meta:cell-count="1219" meta:object-count="4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69cm" svg:height="12.245cm" xlink:href=".." xlink:type="simple" chart:class="chart:scatter" chart:style-name="ch1">
        <chart:title svg:x="10.282cm" svg:y="0.38cm" chart:style-name="ch2">
          <text:p>n = 5</text:p>
        </chart:title>
        <chart:legend chart:legend-position="end" svg:x="18.202cm" svg:y="5.568cm" style:legend-expansion="high" chart:style-name="ch3"/>
        <chart:plot-area chart:style-name="ch4" table:cell-range-address="interpolation_f2.A1:interpolation_f2.C102" chart:data-source-has-labels="row" svg:x="0.435cm" svg:y="1.429cm" svg:width="17.332cm" svg:height="10.572cm">
          <chart:coordinate-region svg:x="0.594cm" svg:y="1.631cm" svg:width="17.076cm" svg:height="10.16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erpolation_f2.B2:interpolation_f2.B102" chart:label-cell-address="interpolation_f2.B1:interpolation_f2.B1" chart:class="chart:scatter">
            <chart:domain table:cell-range-address="interpolation_f2.A2:interpolation_f2.A102"/>
            <chart:data-point chart:repeated="101"/>
          </chart:series>
          <chart:series chart:style-name="ch9" chart:values-cell-range-address="interpolation_f2.C2:interpolation_f2.C102" chart:label-cell-address="interpolation_f2.C1:interpolation_f2.C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_actual</text:p>
                <draw:g>
                  <svg:desc>interpolation_f2.B1:interpolation_f2.B1</svg:desc>
                </draw:g>
              </table:table-cell>
              <table:table-cell office:value-type="string">
                <text:p>y_interpolated</text:p>
                <draw:g>
                  <svg:desc>interpolation_f2.C1:interpolation_f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interpolation_f2.A2:interpolation_f2.A102</svg:desc>
                </draw:g>
              </table:table-cell>
              <table:table-cell office:value-type="float" office:value="-0.839072">
                <text:p>-0.839072</text:p>
                <draw:g>
                  <svg:desc>interpolation_f2.B2:interpolation_f2.B102</svg:desc>
                </draw:g>
              </table:table-cell>
              <table:table-cell office:value-type="float" office:value="-0.839072">
                <text:p>-0.839072</text:p>
                <draw:g>
                  <svg:desc>interpolation_f2.C2:interpolation_f2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-0.930426">
                <text:p>-0.930426</text:p>
              </table:table-cell>
              <table:table-cell office:value-type="float" office:value="-0.818286">
                <text:p>-0.818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-0.984688">
                <text:p>-0.984688</text:p>
              </table:table-cell>
              <table:table-cell office:value-type="float" office:value="-0.793758">
                <text:p>-0.793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-0.999693">
                <text:p>-0.999693</text:p>
              </table:table-cell>
              <table:table-cell office:value-type="float" office:value="-0.765742">
                <text:p>-0.765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-0.974844">
                <text:p>-0.974844</text:p>
              </table:table-cell>
              <table:table-cell office:value-type="float" office:value="-0.734488">
                <text:p>-0.734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-0.91113">
                <text:p>-0.91113</text:p>
              </table:table-cell>
              <table:table-cell office:value-type="float" office:value="-0.700241">
                <text:p>-0.700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-0.811093">
                <text:p>-0.811093</text:p>
              </table:table-cell>
              <table:table-cell office:value-type="float" office:value="-0.663238">
                <text:p>-0.663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-0.67872">
                <text:p>-0.67872</text:p>
              </table:table-cell>
              <table:table-cell office:value-type="float" office:value="-0.623715">
                <text:p>-0.6237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-0.519289">
                <text:p>-0.519289</text:p>
              </table:table-cell>
              <table:table-cell office:value-type="float" office:value="-0.581899">
                <text:p>-0.581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-0.339155">
                <text:p>-0.339155</text:p>
              </table:table-cell>
              <table:table-cell office:value-type="float" office:value="-0.538014">
                <text:p>-0.538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-0.1455">
                <text:p>-0.1455</text:p>
              </table:table-cell>
              <table:table-cell office:value-type="float" office:value="-0.492279">
                <text:p>-0.492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539554">
                <text:p>0.0539554</text:p>
              </table:table-cell>
              <table:table-cell office:value-type="float" office:value="-0.444905">
                <text:p>-0.444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25126">
                <text:p>0.25126</text:p>
              </table:table-cell>
              <table:table-cell office:value-type="float" office:value="-0.396101">
                <text:p>-0.396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438547">
                <text:p>0.438547</text:p>
              </table:table-cell>
              <table:table-cell office:value-type="float" office:value="-0.346068">
                <text:p>-0.346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608351">
                <text:p>0.608351</text:p>
              </table:table-cell>
              <table:table-cell office:value-type="float" office:value="-0.295005">
                <text:p>-0.295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753902">
                <text:p>0.753902</text:p>
              </table:table-cell>
              <table:table-cell office:value-type="float" office:value="-0.243101">
                <text:p>-0.243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869397">
                <text:p>0.869397</text:p>
              </table:table-cell>
              <table:table-cell office:value-type="float" office:value="-0.190545">
                <text:p>-0.190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950233">
                <text:p>0.950233</text:p>
              </table:table-cell>
              <table:table-cell office:value-type="float" office:value="-0.137518">
                <text:p>-0.1375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993185">
                <text:p>0.993185</text:p>
              </table:table-cell>
              <table:table-cell office:value-type="float" office:value="-0.0841944">
                <text:p>-0.08419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996542">
                <text:p>0.996542</text:p>
              </table:table-cell>
              <table:table-cell office:value-type="float" office:value="-0.0307463">
                <text:p>-0.0307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96017">
                <text:p>0.96017</text:p>
              </table:table-cell>
              <table:table-cell office:value-type="float" office:value="0.0226611">
                <text:p>0.02266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88552">
                <text:p>0.88552</text:p>
              </table:table-cell>
              <table:table-cell office:value-type="float" office:value="0.0758675">
                <text:p>0.0758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775566">
                <text:p>0.775566</text:p>
              </table:table-cell>
              <table:table-cell office:value-type="float" office:value="0.128718">
                <text:p>0.128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634693">
                <text:p>0.634693</text:p>
              </table:table-cell>
              <table:table-cell office:value-type="float" office:value="0.181063">
                <text:p>0.181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468517">
                <text:p>0.468517</text:p>
              </table:table-cell>
              <table:table-cell office:value-type="float" office:value="0.232757">
                <text:p>0.2327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283662">
                <text:p>0.283662</text:p>
              </table:table-cell>
              <table:table-cell office:value-type="float" office:value="0.283662">
                <text:p>0.2836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87499">
                <text:p>0.087499</text:p>
              </table:table-cell>
              <table:table-cell office:value-type="float" office:value="0.333644">
                <text:p>0.3336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-0.112153">
                <text:p>-0.112153</text:p>
              </table:table-cell>
              <table:table-cell office:value-type="float" office:value="0.382573">
                <text:p>0.382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-0.307333">
                <text:p>-0.307333</text:p>
              </table:table-cell>
              <table:table-cell office:value-type="float" office:value="0.430327">
                <text:p>0.430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-0.490261">
                <text:p>-0.490261</text:p>
              </table:table-cell>
              <table:table-cell office:value-type="float" office:value="0.476786">
                <text:p>0.4767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-0.653644">
                <text:p>-0.653644</text:p>
              </table:table-cell>
              <table:table-cell office:value-type="float" office:value="0.521839">
                <text:p>0.521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-0.790968">
                <text:p>-0.790968</text:p>
              </table:table-cell>
              <table:table-cell office:value-type="float" office:value="0.565377">
                <text:p>0.5653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-0.896758">
                <text:p>-0.896758</text:p>
              </table:table-cell>
              <table:table-cell office:value-type="float" office:value="0.607299">
                <text:p>0.607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-0.966798">
                <text:p>-0.966798</text:p>
              </table:table-cell>
              <table:table-cell office:value-type="float" office:value="0.647505">
                <text:p>0.6475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-0.998295">
                <text:p>-0.998295</text:p>
              </table:table-cell>
              <table:table-cell office:value-type="float" office:value="0.685906">
                <text:p>0.685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-0.989992">
                <text:p>-0.989992</text:p>
              </table:table-cell>
              <table:table-cell office:value-type="float" office:value="0.722414">
                <text:p>0.7224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-0.942222">
                <text:p>-0.942222</text:p>
              </table:table-cell>
              <table:table-cell office:value-type="float" office:value="0.756947">
                <text:p>0.7569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-0.856889">
                <text:p>-0.856889</text:p>
              </table:table-cell>
              <table:table-cell office:value-type="float" office:value="0.78943">
                <text:p>0.78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-0.737394">
                <text:p>-0.737394</text:p>
              </table:table-cell>
              <table:table-cell office:value-type="float" office:value="0.819791">
                <text:p>0.819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-0.588501">
                <text:p>-0.588501</text:p>
              </table:table-cell>
              <table:table-cell office:value-type="float" office:value="0.847965">
                <text:p>0.8479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-0.416147">
                <text:p>-0.416147</text:p>
              </table:table-cell>
              <table:table-cell office:value-type="float" office:value="0.873892">
                <text:p>0.8738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-0.227202">
                <text:p>-0.227202</text:p>
              </table:table-cell>
              <table:table-cell office:value-type="float" office:value="0.897515">
                <text:p>0.897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-0.0291995">
                <text:p>-0.0291995</text:p>
              </table:table-cell>
              <table:table-cell office:value-type="float" office:value="0.918786">
                <text:p>0.9187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169967">
                <text:p>0.169967</text:p>
              </table:table-cell>
              <table:table-cell office:value-type="float" office:value="0.93766">
                <text:p>0.93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362358">
                <text:p>0.362358</text:p>
              </table:table-cell>
              <table:table-cell office:value-type="float" office:value="0.954097">
                <text:p>0.9540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540302">
                <text:p>0.540302</text:p>
              </table:table-cell>
              <table:table-cell office:value-type="float" office:value="0.968062">
                <text:p>0.968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696707">
                <text:p>0.696707</text:p>
              </table:table-cell>
              <table:table-cell office:value-type="float" office:value="0.979528">
                <text:p>0.9795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825336">
                <text:p>0.825336</text:p>
              </table:table-cell>
              <table:table-cell office:value-type="float" office:value="0.988471">
                <text:p>0.988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0.921061">
                <text:p>0.921061</text:p>
              </table:table-cell>
              <table:table-cell office:value-type="float" office:value="0.994872">
                <text:p>0.9948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0.980067">
                <text:p>0.980067</text:p>
              </table:table-cell>
              <table:table-cell office:value-type="float" office:value="0.998717">
                <text:p>0.9987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696E-015">
                <text:p>-1.02696E-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980067">
                <text:p>0.980067</text:p>
              </table:table-cell>
              <table:table-cell office:value-type="float" office:value="0.998717">
                <text:p>0.9987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921061">
                <text:p>0.921061</text:p>
              </table:table-cell>
              <table:table-cell office:value-type="float" office:value="0.994872">
                <text:p>0.9948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825336">
                <text:p>0.825336</text:p>
              </table:table-cell>
              <table:table-cell office:value-type="float" office:value="0.988471">
                <text:p>0.988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696707">
                <text:p>0.696707</text:p>
              </table:table-cell>
              <table:table-cell office:value-type="float" office:value="0.979528">
                <text:p>0.9795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540302">
                <text:p>0.540302</text:p>
              </table:table-cell>
              <table:table-cell office:value-type="float" office:value="0.968062">
                <text:p>0.9680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362358">
                <text:p>0.362358</text:p>
              </table:table-cell>
              <table:table-cell office:value-type="float" office:value="0.954097">
                <text:p>0.9540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169967">
                <text:p>0.169967</text:p>
              </table:table-cell>
              <table:table-cell office:value-type="float" office:value="0.93766">
                <text:p>0.937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-0.0291995">
                <text:p>-0.0291995</text:p>
              </table:table-cell>
              <table:table-cell office:value-type="float" office:value="0.918786">
                <text:p>0.918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-0.227202">
                <text:p>-0.227202</text:p>
              </table:table-cell>
              <table:table-cell office:value-type="float" office:value="0.897515">
                <text:p>0.897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-0.416147">
                <text:p>-0.416147</text:p>
              </table:table-cell>
              <table:table-cell office:value-type="float" office:value="0.873892">
                <text:p>0.8738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-0.588501">
                <text:p>-0.588501</text:p>
              </table:table-cell>
              <table:table-cell office:value-type="float" office:value="0.847965">
                <text:p>0.8479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-0.737394">
                <text:p>-0.737394</text:p>
              </table:table-cell>
              <table:table-cell office:value-type="float" office:value="0.819791">
                <text:p>0.8197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-0.856889">
                <text:p>-0.856889</text:p>
              </table:table-cell>
              <table:table-cell office:value-type="float" office:value="0.78943">
                <text:p>0.789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-0.942222">
                <text:p>-0.942222</text:p>
              </table:table-cell>
              <table:table-cell office:value-type="float" office:value="0.756947">
                <text:p>0.756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-0.989992">
                <text:p>-0.989992</text:p>
              </table:table-cell>
              <table:table-cell office:value-type="float" office:value="0.722414">
                <text:p>0.722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-0.998295">
                <text:p>-0.998295</text:p>
              </table:table-cell>
              <table:table-cell office:value-type="float" office:value="0.685906">
                <text:p>0.68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-0.966798">
                <text:p>-0.966798</text:p>
              </table:table-cell>
              <table:table-cell office:value-type="float" office:value="0.647505">
                <text:p>0.6475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-0.896758">
                <text:p>-0.896758</text:p>
              </table:table-cell>
              <table:table-cell office:value-type="float" office:value="0.607299">
                <text:p>0.607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-0.790968">
                <text:p>-0.790968</text:p>
              </table:table-cell>
              <table:table-cell office:value-type="float" office:value="0.565377">
                <text:p>0.5653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-0.653644">
                <text:p>-0.653644</text:p>
              </table:table-cell>
              <table:table-cell office:value-type="float" office:value="0.521839">
                <text:p>0.5218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-0.490261">
                <text:p>-0.490261</text:p>
              </table:table-cell>
              <table:table-cell office:value-type="float" office:value="0.476786">
                <text:p>0.476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-0.307333">
                <text:p>-0.307333</text:p>
              </table:table-cell>
              <table:table-cell office:value-type="float" office:value="0.430327">
                <text:p>0.4303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-0.112153">
                <text:p>-0.112153</text:p>
              </table:table-cell>
              <table:table-cell office:value-type="float" office:value="0.382573">
                <text:p>0.3825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087499">
                <text:p>0.087499</text:p>
              </table:table-cell>
              <table:table-cell office:value-type="float" office:value="0.333644">
                <text:p>0.3336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283662">
                <text:p>0.283662</text:p>
              </table:table-cell>
              <table:table-cell office:value-type="float" office:value="0.283662">
                <text:p>0.2836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468517">
                <text:p>0.468517</text:p>
              </table:table-cell>
              <table:table-cell office:value-type="float" office:value="0.232757">
                <text:p>0.2327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634693">
                <text:p>0.634693</text:p>
              </table:table-cell>
              <table:table-cell office:value-type="float" office:value="0.181063">
                <text:p>0.1810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775566">
                <text:p>0.775566</text:p>
              </table:table-cell>
              <table:table-cell office:value-type="float" office:value="0.128718">
                <text:p>0.1287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88552">
                <text:p>0.88552</text:p>
              </table:table-cell>
              <table:table-cell office:value-type="float" office:value="0.0758675">
                <text:p>0.07586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96017">
                <text:p>0.96017</text:p>
              </table:table-cell>
              <table:table-cell office:value-type="float" office:value="0.0226611">
                <text:p>0.02266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996542">
                <text:p>0.996542</text:p>
              </table:table-cell>
              <table:table-cell office:value-type="float" office:value="-0.0307463">
                <text:p>-0.03074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993185">
                <text:p>0.993185</text:p>
              </table:table-cell>
              <table:table-cell office:value-type="float" office:value="-0.0841944">
                <text:p>-0.08419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950233">
                <text:p>0.950233</text:p>
              </table:table-cell>
              <table:table-cell office:value-type="float" office:value="-0.137518">
                <text:p>-0.1375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869397">
                <text:p>0.869397</text:p>
              </table:table-cell>
              <table:table-cell office:value-type="float" office:value="-0.190545">
                <text:p>-0.190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753902">
                <text:p>0.753902</text:p>
              </table:table-cell>
              <table:table-cell office:value-type="float" office:value="-0.243101">
                <text:p>-0.243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608351">
                <text:p>0.608351</text:p>
              </table:table-cell>
              <table:table-cell office:value-type="float" office:value="-0.295005">
                <text:p>-0.295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438547">
                <text:p>0.438547</text:p>
              </table:table-cell>
              <table:table-cell office:value-type="float" office:value="-0.346068">
                <text:p>-0.3460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25126">
                <text:p>0.25126</text:p>
              </table:table-cell>
              <table:table-cell office:value-type="float" office:value="-0.396101">
                <text:p>-0.3961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0539554">
                <text:p>0.0539554</text:p>
              </table:table-cell>
              <table:table-cell office:value-type="float" office:value="-0.444905">
                <text:p>-0.4449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-0.1455">
                <text:p>-0.1455</text:p>
              </table:table-cell>
              <table:table-cell office:value-type="float" office:value="-0.492279">
                <text:p>-0.4922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-0.339155">
                <text:p>-0.339155</text:p>
              </table:table-cell>
              <table:table-cell office:value-type="float" office:value="-0.538014">
                <text:p>-0.5380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-0.519289">
                <text:p>-0.519289</text:p>
              </table:table-cell>
              <table:table-cell office:value-type="float" office:value="-0.581899">
                <text:p>-0.5818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-0.67872">
                <text:p>-0.67872</text:p>
              </table:table-cell>
              <table:table-cell office:value-type="float" office:value="-0.623715">
                <text:p>-0.6237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-0.811093">
                <text:p>-0.811093</text:p>
              </table:table-cell>
              <table:table-cell office:value-type="float" office:value="-0.663238">
                <text:p>-0.663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-0.91113">
                <text:p>-0.91113</text:p>
              </table:table-cell>
              <table:table-cell office:value-type="float" office:value="-0.700241">
                <text:p>-0.7002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-0.974844">
                <text:p>-0.974844</text:p>
              </table:table-cell>
              <table:table-cell office:value-type="float" office:value="-0.734488">
                <text:p>-0.7344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-0.999693">
                <text:p>-0.999693</text:p>
              </table:table-cell>
              <table:table-cell office:value-type="float" office:value="-0.765742">
                <text:p>-0.765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-0.984688">
                <text:p>-0.984688</text:p>
              </table:table-cell>
              <table:table-cell office:value-type="float" office:value="-0.793758">
                <text:p>-0.7937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-0.930426">
                <text:p>-0.930426</text:p>
              </table:table-cell>
              <table:table-cell office:value-type="float" office:value="-0.818286">
                <text:p>-0.8182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-0.839072">
                <text:p>-0.839072</text:p>
              </table:table-cell>
              <table:table-cell office:value-type="float" office:value="-0.839072">
                <text:p>-0.839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23cm" svg:height="12.451cm" xlink:href=".." xlink:type="simple" chart:class="chart:scatter" chart:style-name="ch1">
        <chart:title svg:x="9.932cm" svg:y="0.385cm" chart:style-name="ch2">
          <text:p>n = 10</text:p>
        </chart:title>
        <chart:legend chart:legend-position="end" svg:x="17.756cm" svg:y="5.671cm" style:legend-expansion="high" chart:style-name="ch3"/>
        <chart:plot-area chart:style-name="ch4" table:cell-range-address="interpolation_f2.A1:interpolation_f2.C1 interpolation_f2.A104:interpolation_f2.C204" chart:data-source-has-labels="row" svg:x="0.426cm" svg:y="1.439cm" svg:width="16.904cm" svg:height="10.763cm">
          <chart:coordinate-region svg:x="0.585cm" svg:y="1.641cm" svg:width="16.648cm" svg:height="10.35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erpolation_f2.B104:interpolation_f2.B204" chart:label-cell-address="interpolation_f2.B1:interpolation_f2.B1" chart:class="chart:scatter">
            <chart:domain table:cell-range-address="interpolation_f2.A104:interpolation_f2.A204"/>
            <chart:data-point chart:repeated="101"/>
          </chart:series>
          <chart:series chart:style-name="ch9" chart:values-cell-range-address="interpolation_f2.C104:interpolation_f2.C204" chart:label-cell-address="interpolation_f2.C1:interpolation_f2.C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_actual</text:p>
                <draw:g>
                  <svg:desc>interpolation_f2.B1:interpolation_f2.B1</svg:desc>
                </draw:g>
              </table:table-cell>
              <table:table-cell office:value-type="string">
                <text:p>y_interpolated</text:p>
                <draw:g>
                  <svg:desc>interpolation_f2.C1:interpolation_f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interpolation_f2.A104:interpolation_f2.A204</svg:desc>
                </draw:g>
              </table:table-cell>
              <table:table-cell office:value-type="float" office:value="-0.839072">
                <text:p>-0.839072</text:p>
                <draw:g>
                  <svg:desc>interpolation_f2.B104:interpolation_f2.B204</svg:desc>
                </draw:g>
              </table:table-cell>
              <table:table-cell office:value-type="float" office:value="-0.839072">
                <text:p>-0.839072</text:p>
                <draw:g>
                  <svg:desc>interpolation_f2.C104:interpolation_f2.C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-0.930426">
                <text:p>-0.930426</text:p>
              </table:table-cell>
              <table:table-cell office:value-type="float" office:value="-2.51137">
                <text:p>-2.51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-0.984688">
                <text:p>-0.984688</text:p>
              </table:table-cell>
              <table:table-cell office:value-type="float" office:value="-3.46697">
                <text:p>-3.46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-0.999693">
                <text:p>-0.999693</text:p>
              </table:table-cell>
              <table:table-cell office:value-type="float" office:value="-3.87273">
                <text:p>-3.87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-0.974844">
                <text:p>-0.974844</text:p>
              </table:table-cell>
              <table:table-cell office:value-type="float" office:value="-3.86955">
                <text:p>-3.869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-0.91113">
                <text:p>-0.91113</text:p>
              </table:table-cell>
              <table:table-cell office:value-type="float" office:value="-3.57512">
                <text:p>-3.57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-0.811093">
                <text:p>-0.811093</text:p>
              </table:table-cell>
              <table:table-cell office:value-type="float" office:value="-3.08659">
                <text:p>-3.086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-0.67872">
                <text:p>-0.67872</text:p>
              </table:table-cell>
              <table:table-cell office:value-type="float" office:value="-2.48296">
                <text:p>-2.48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-0.519289">
                <text:p>-0.519289</text:p>
              </table:table-cell>
              <table:table-cell office:value-type="float" office:value="-1.82732">
                <text:p>-1.82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-0.339155">
                <text:p>-0.339155</text:p>
              </table:table-cell>
              <table:table-cell office:value-type="float" office:value="-1.16883">
                <text:p>-1.16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-0.1455">
                <text:p>-0.1455</text:p>
              </table:table-cell>
              <table:table-cell office:value-type="float" office:value="-0.544695">
                <text:p>-0.544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539554">
                <text:p>0.0539554</text:p>
              </table:table-cell>
              <table:table-cell office:value-type="float" office:value="0.0182257">
                <text:p>0.0182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25126">
                <text:p>0.25126</text:p>
              </table:table-cell>
              <table:table-cell office:value-type="float" office:value="0.501795">
                <text:p>0.5017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438547">
                <text:p>0.438547</text:p>
              </table:table-cell>
              <table:table-cell office:value-type="float" office:value="0.895217">
                <text:p>0.895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608351">
                <text:p>0.608351</text:p>
              </table:table-cell>
              <table:table-cell office:value-type="float" office:value="1.19376">
                <text:p>1.193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753902">
                <text:p>0.753902</text:p>
              </table:table-cell>
              <table:table-cell office:value-type="float" office:value="1.3976">
                <text:p>1.39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869397">
                <text:p>0.869397</text:p>
              </table:table-cell>
              <table:table-cell office:value-type="float" office:value="1.51082">
                <text:p>1.510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950233">
                <text:p>0.950233</text:p>
              </table:table-cell>
              <table:table-cell office:value-type="float" office:value="1.54049">
                <text:p>1.54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993185">
                <text:p>0.993185</text:p>
              </table:table-cell>
              <table:table-cell office:value-type="float" office:value="1.49589">
                <text:p>1.49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996542">
                <text:p>0.996542</text:p>
              </table:table-cell>
              <table:table-cell office:value-type="float" office:value="1.38775">
                <text:p>1.38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96017">
                <text:p>0.96017</text:p>
              </table:table-cell>
              <table:table-cell office:value-type="float" office:value="1.22773">
                <text:p>1.227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88552">
                <text:p>0.88552</text:p>
              </table:table-cell>
              <table:table-cell office:value-type="float" office:value="1.02783">
                <text:p>1.027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775566">
                <text:p>0.775566</text:p>
              </table:table-cell>
              <table:table-cell office:value-type="float" office:value="0.800003">
                <text:p>0.800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634693">
                <text:p>0.634693</text:p>
              </table:table-cell>
              <table:table-cell office:value-type="float" office:value="0.555761">
                <text:p>0.555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468517">
                <text:p>0.468517</text:p>
              </table:table-cell>
              <table:table-cell office:value-type="float" office:value="0.305888">
                <text:p>0.3058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283662">
                <text:p>0.283662</text:p>
              </table:table-cell>
              <table:table-cell office:value-type="float" office:value="0.060213">
                <text:p>0.0602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87499">
                <text:p>0.087499</text:p>
              </table:table-cell>
              <table:table-cell office:value-type="float" office:value="-0.172572">
                <text:p>-0.172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-0.112153">
                <text:p>-0.112153</text:p>
              </table:table-cell>
              <table:table-cell office:value-type="float" office:value="-0.38503">
                <text:p>-0.38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-0.307333">
                <text:p>-0.307333</text:p>
              </table:table-cell>
              <table:table-cell office:value-type="float" office:value="-0.571061">
                <text:p>-0.5710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-0.490261">
                <text:p>-0.490261</text:p>
              </table:table-cell>
              <table:table-cell office:value-type="float" office:value="-0.725936">
                <text:p>-0.7259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-0.653644">
                <text:p>-0.653644</text:p>
              </table:table-cell>
              <table:table-cell office:value-type="float" office:value="-0.846296">
                <text:p>-0.846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-0.790968">
                <text:p>-0.790968</text:p>
              </table:table-cell>
              <table:table-cell office:value-type="float" office:value="-0.930121">
                <text:p>-0.9301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-0.896758">
                <text:p>-0.896758</text:p>
              </table:table-cell>
              <table:table-cell office:value-type="float" office:value="-0.976666">
                <text:p>-0.976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-0.966798">
                <text:p>-0.966798</text:p>
              </table:table-cell>
              <table:table-cell office:value-type="float" office:value="-0.986382">
                <text:p>-0.9863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-0.998295">
                <text:p>-0.998295</text:p>
              </table:table-cell>
              <table:table-cell office:value-type="float" office:value="-0.96081">
                <text:p>-0.960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-0.989992">
                <text:p>-0.989992</text:p>
              </table:table-cell>
              <table:table-cell office:value-type="float" office:value="-0.902461">
                <text:p>-0.902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-0.942222">
                <text:p>-0.942222</text:p>
              </table:table-cell>
              <table:table-cell office:value-type="float" office:value="-0.814686">
                <text:p>-0.8146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-0.856889">
                <text:p>-0.856889</text:p>
              </table:table-cell>
              <table:table-cell office:value-type="float" office:value="-0.701535">
                <text:p>-0.701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-0.737394">
                <text:p>-0.737394</text:p>
              </table:table-cell>
              <table:table-cell office:value-type="float" office:value="-0.567613">
                <text:p>-0.5676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-0.588501">
                <text:p>-0.588501</text:p>
              </table:table-cell>
              <table:table-cell office:value-type="float" office:value="-0.417927">
                <text:p>-0.4179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-0.416147">
                <text:p>-0.416147</text:p>
              </table:table-cell>
              <table:table-cell office:value-type="float" office:value="-0.257743">
                <text:p>-0.2577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-0.227202">
                <text:p>-0.227202</text:p>
              </table:table-cell>
              <table:table-cell office:value-type="float" office:value="-0.0924358">
                <text:p>-0.09243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-0.0291995">
                <text:p>-0.0291995</text:p>
              </table:table-cell>
              <table:table-cell office:value-type="float" office:value="0.0726525">
                <text:p>0.07265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169967">
                <text:p>0.169967</text:p>
              </table:table-cell>
              <table:table-cell office:value-type="float" office:value="0.232344">
                <text:p>0.232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362358">
                <text:p>0.362358</text:p>
              </table:table-cell>
              <table:table-cell office:value-type="float" office:value="0.381752">
                <text:p>0.3817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540302">
                <text:p>0.540302</text:p>
              </table:table-cell>
              <table:table-cell office:value-type="float" office:value="0.516397">
                <text:p>0.5163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696707">
                <text:p>0.696707</text:p>
              </table:table-cell>
              <table:table-cell office:value-type="float" office:value="0.632305">
                <text:p>0.6323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825336">
                <text:p>0.825336</text:p>
              </table:table-cell>
              <table:table-cell office:value-type="float" office:value="0.726101">
                <text:p>0.726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0.921061">
                <text:p>0.921061</text:p>
              </table:table-cell>
              <table:table-cell office:value-type="float" office:value="0.795081">
                <text:p>0.7950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0.980067">
                <text:p>0.980067</text:p>
              </table:table-cell>
              <table:table-cell office:value-type="float" office:value="0.83727">
                <text:p>0.837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696E-015">
                <text:p>-1.02696E-015</text:p>
              </table:table-cell>
              <table:table-cell office:value-type="float" office:value="1">
                <text:p>1</text:p>
              </table:table-cell>
              <table:table-cell office:value-type="float" office:value="0.851468">
                <text:p>0.8514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980067">
                <text:p>0.980067</text:p>
              </table:table-cell>
              <table:table-cell office:value-type="float" office:value="0.83727">
                <text:p>0.837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921061">
                <text:p>0.921061</text:p>
              </table:table-cell>
              <table:table-cell office:value-type="float" office:value="0.795081">
                <text:p>0.7950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825336">
                <text:p>0.825336</text:p>
              </table:table-cell>
              <table:table-cell office:value-type="float" office:value="0.726101">
                <text:p>0.726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696707">
                <text:p>0.696707</text:p>
              </table:table-cell>
              <table:table-cell office:value-type="float" office:value="0.632305">
                <text:p>0.6323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540302">
                <text:p>0.540302</text:p>
              </table:table-cell>
              <table:table-cell office:value-type="float" office:value="0.516397">
                <text:p>0.516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362358">
                <text:p>0.362358</text:p>
              </table:table-cell>
              <table:table-cell office:value-type="float" office:value="0.381752">
                <text:p>0.3817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169967">
                <text:p>0.169967</text:p>
              </table:table-cell>
              <table:table-cell office:value-type="float" office:value="0.232344">
                <text:p>0.2323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-0.0291995">
                <text:p>-0.0291995</text:p>
              </table:table-cell>
              <table:table-cell office:value-type="float" office:value="0.0726525">
                <text:p>0.07265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-0.227202">
                <text:p>-0.227202</text:p>
              </table:table-cell>
              <table:table-cell office:value-type="float" office:value="-0.0924358">
                <text:p>-0.09243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-0.416147">
                <text:p>-0.416147</text:p>
              </table:table-cell>
              <table:table-cell office:value-type="float" office:value="-0.257743">
                <text:p>-0.2577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-0.588501">
                <text:p>-0.588501</text:p>
              </table:table-cell>
              <table:table-cell office:value-type="float" office:value="-0.417927">
                <text:p>-0.417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-0.737394">
                <text:p>-0.737394</text:p>
              </table:table-cell>
              <table:table-cell office:value-type="float" office:value="-0.567613">
                <text:p>-0.5676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-0.856889">
                <text:p>-0.856889</text:p>
              </table:table-cell>
              <table:table-cell office:value-type="float" office:value="-0.701535">
                <text:p>-0.7015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-0.942222">
                <text:p>-0.942222</text:p>
              </table:table-cell>
              <table:table-cell office:value-type="float" office:value="-0.814686">
                <text:p>-0.8146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-0.989992">
                <text:p>-0.989992</text:p>
              </table:table-cell>
              <table:table-cell office:value-type="float" office:value="-0.902461">
                <text:p>-0.9024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-0.998295">
                <text:p>-0.998295</text:p>
              </table:table-cell>
              <table:table-cell office:value-type="float" office:value="-0.96081">
                <text:p>-0.960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-0.966798">
                <text:p>-0.966798</text:p>
              </table:table-cell>
              <table:table-cell office:value-type="float" office:value="-0.986382">
                <text:p>-0.9863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-0.896758">
                <text:p>-0.896758</text:p>
              </table:table-cell>
              <table:table-cell office:value-type="float" office:value="-0.976666">
                <text:p>-0.976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-0.790968">
                <text:p>-0.790968</text:p>
              </table:table-cell>
              <table:table-cell office:value-type="float" office:value="-0.930121">
                <text:p>-0.9301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-0.653644">
                <text:p>-0.653644</text:p>
              </table:table-cell>
              <table:table-cell office:value-type="float" office:value="-0.846296">
                <text:p>-0.8462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-0.490261">
                <text:p>-0.490261</text:p>
              </table:table-cell>
              <table:table-cell office:value-type="float" office:value="-0.725936">
                <text:p>-0.725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-0.307333">
                <text:p>-0.307333</text:p>
              </table:table-cell>
              <table:table-cell office:value-type="float" office:value="-0.571061">
                <text:p>-0.5710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-0.112153">
                <text:p>-0.112153</text:p>
              </table:table-cell>
              <table:table-cell office:value-type="float" office:value="-0.38503">
                <text:p>-0.385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087499">
                <text:p>0.087499</text:p>
              </table:table-cell>
              <table:table-cell office:value-type="float" office:value="-0.172572">
                <text:p>-0.1725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283662">
                <text:p>0.283662</text:p>
              </table:table-cell>
              <table:table-cell office:value-type="float" office:value="0.060213">
                <text:p>0.0602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468517">
                <text:p>0.468517</text:p>
              </table:table-cell>
              <table:table-cell office:value-type="float" office:value="0.305888">
                <text:p>0.3058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634693">
                <text:p>0.634693</text:p>
              </table:table-cell>
              <table:table-cell office:value-type="float" office:value="0.555761">
                <text:p>0.5557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775566">
                <text:p>0.775566</text:p>
              </table:table-cell>
              <table:table-cell office:value-type="float" office:value="0.800003">
                <text:p>0.800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88552">
                <text:p>0.88552</text:p>
              </table:table-cell>
              <table:table-cell office:value-type="float" office:value="1.02783">
                <text:p>1.027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96017">
                <text:p>0.96017</text:p>
              </table:table-cell>
              <table:table-cell office:value-type="float" office:value="1.22773">
                <text:p>1.22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996542">
                <text:p>0.996542</text:p>
              </table:table-cell>
              <table:table-cell office:value-type="float" office:value="1.38775">
                <text:p>1.387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993185">
                <text:p>0.993185</text:p>
              </table:table-cell>
              <table:table-cell office:value-type="float" office:value="1.49589">
                <text:p>1.495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950233">
                <text:p>0.950233</text:p>
              </table:table-cell>
              <table:table-cell office:value-type="float" office:value="1.54049">
                <text:p>1.540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869397">
                <text:p>0.869397</text:p>
              </table:table-cell>
              <table:table-cell office:value-type="float" office:value="1.51082">
                <text:p>1.510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753902">
                <text:p>0.753902</text:p>
              </table:table-cell>
              <table:table-cell office:value-type="float" office:value="1.3976">
                <text:p>1.39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608351">
                <text:p>0.608351</text:p>
              </table:table-cell>
              <table:table-cell office:value-type="float" office:value="1.19376">
                <text:p>1.19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438547">
                <text:p>0.438547</text:p>
              </table:table-cell>
              <table:table-cell office:value-type="float" office:value="0.895217">
                <text:p>0.8952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25126">
                <text:p>0.25126</text:p>
              </table:table-cell>
              <table:table-cell office:value-type="float" office:value="0.501795">
                <text:p>0.5017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0539554">
                <text:p>0.0539554</text:p>
              </table:table-cell>
              <table:table-cell office:value-type="float" office:value="0.0182257">
                <text:p>0.01822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-0.1455">
                <text:p>-0.1455</text:p>
              </table:table-cell>
              <table:table-cell office:value-type="float" office:value="-0.544695">
                <text:p>-0.5446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-0.339155">
                <text:p>-0.339155</text:p>
              </table:table-cell>
              <table:table-cell office:value-type="float" office:value="-1.16883">
                <text:p>-1.168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-0.519289">
                <text:p>-0.519289</text:p>
              </table:table-cell>
              <table:table-cell office:value-type="float" office:value="-1.82732">
                <text:p>-1.827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-0.67872">
                <text:p>-0.67872</text:p>
              </table:table-cell>
              <table:table-cell office:value-type="float" office:value="-2.48296">
                <text:p>-2.482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-0.811093">
                <text:p>-0.811093</text:p>
              </table:table-cell>
              <table:table-cell office:value-type="float" office:value="-3.08659">
                <text:p>-3.086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-0.91113">
                <text:p>-0.91113</text:p>
              </table:table-cell>
              <table:table-cell office:value-type="float" office:value="-3.57512">
                <text:p>-3.57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-0.974844">
                <text:p>-0.974844</text:p>
              </table:table-cell>
              <table:table-cell office:value-type="float" office:value="-3.86955">
                <text:p>-3.869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-0.999693">
                <text:p>-0.999693</text:p>
              </table:table-cell>
              <table:table-cell office:value-type="float" office:value="-3.87273">
                <text:p>-3.872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-0.984688">
                <text:p>-0.984688</text:p>
              </table:table-cell>
              <table:table-cell office:value-type="float" office:value="-3.46697">
                <text:p>-3.466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-0.930426">
                <text:p>-0.930426</text:p>
              </table:table-cell>
              <table:table-cell office:value-type="float" office:value="-2.51137">
                <text:p>-2.511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-0.839072">
                <text:p>-0.839072</text:p>
              </table:table-cell>
              <table:table-cell office:value-type="float" office:value="-0.839072">
                <text:p>-0.8390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83cm" svg:height="13.118cm" xlink:href=".." xlink:type="simple" chart:class="chart:scatter" chart:style-name="ch1">
        <chart:title svg:x="10.112cm" svg:y="0.398cm" chart:style-name="ch2">
          <text:p>n = 15</text:p>
        </chart:title>
        <chart:legend chart:legend-position="end" svg:x="18.116cm" svg:y="6.005cm" style:legend-expansion="high" chart:style-name="ch3"/>
        <chart:plot-area chart:style-name="ch4" table:cell-range-address="interpolation_f2.A1:interpolation_f2.C1 interpolation_f2.A206:interpolation_f2.C306" chart:data-source-has-labels="row" svg:x="0.433cm" svg:y="1.465cm" svg:width="17.25cm" svg:height="11.391cm">
          <chart:coordinate-region svg:x="0.592cm" svg:y="1.667cm" svg:width="16.994cm" svg:height="10.98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erpolation_f2.B206:interpolation_f2.B306" chart:label-cell-address="interpolation_f2.B1:interpolation_f2.B1" chart:class="chart:scatter">
            <chart:domain table:cell-range-address="interpolation_f2.A206:interpolation_f2.A306"/>
            <chart:data-point chart:repeated="101"/>
          </chart:series>
          <chart:series chart:style-name="ch9" chart:values-cell-range-address="interpolation_f2.C206:interpolation_f2.C306" chart:label-cell-address="interpolation_f2.C1:interpolation_f2.C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_actual</text:p>
                <draw:g>
                  <svg:desc>interpolation_f2.B1:interpolation_f2.B1</svg:desc>
                </draw:g>
              </table:table-cell>
              <table:table-cell office:value-type="string">
                <text:p>y_interpolated</text:p>
                <draw:g>
                  <svg:desc>interpolation_f2.C1:interpolation_f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interpolation_f2.A206:interpolation_f2.A306</svg:desc>
                </draw:g>
              </table:table-cell>
              <table:table-cell office:value-type="float" office:value="-0.839072">
                <text:p>-0.839072</text:p>
                <draw:g>
                  <svg:desc>interpolation_f2.B206:interpolation_f2.B306</svg:desc>
                </draw:g>
              </table:table-cell>
              <table:table-cell office:value-type="float" office:value="-0.839072">
                <text:p>-0.839072</text:p>
                <draw:g>
                  <svg:desc>interpolation_f2.C206:interpolation_f2.C3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-0.930426">
                <text:p>-0.930426</text:p>
              </table:table-cell>
              <table:table-cell office:value-type="float" office:value="-0.720963">
                <text:p>-0.720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-0.984688">
                <text:p>-0.984688</text:p>
              </table:table-cell>
              <table:table-cell office:value-type="float" office:value="-0.735457">
                <text:p>-0.735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-0.999693">
                <text:p>-0.999693</text:p>
              </table:table-cell>
              <table:table-cell office:value-type="float" office:value="-0.788783">
                <text:p>-0.788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-0.974844">
                <text:p>-0.974844</text:p>
              </table:table-cell>
              <table:table-cell office:value-type="float" office:value="-0.827863">
                <text:p>-0.827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-0.91113">
                <text:p>-0.91113</text:p>
              </table:table-cell>
              <table:table-cell office:value-type="float" office:value="-0.826419">
                <text:p>-0.826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-0.811093">
                <text:p>-0.811093</text:p>
              </table:table-cell>
              <table:table-cell office:value-type="float" office:value="-0.775212">
                <text:p>-0.775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-0.67872">
                <text:p>-0.67872</text:p>
              </table:table-cell>
              <table:table-cell office:value-type="float" office:value="-0.675344">
                <text:p>-0.675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-0.519289">
                <text:p>-0.519289</text:p>
              </table:table-cell>
              <table:table-cell office:value-type="float" office:value="-0.533773">
                <text:p>-0.533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-0.339155">
                <text:p>-0.339155</text:p>
              </table:table-cell>
              <table:table-cell office:value-type="float" office:value="-0.360406">
                <text:p>-0.360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-0.1455">
                <text:p>-0.1455</text:p>
              </table:table-cell>
              <table:table-cell office:value-type="float" office:value="-0.166282">
                <text:p>-0.166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539554">
                <text:p>0.0539554</text:p>
              </table:table-cell>
              <table:table-cell office:value-type="float" office:value="0.0375298">
                <text:p>0.0375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25126">
                <text:p>0.25126</text:p>
              </table:table-cell>
              <table:table-cell office:value-type="float" office:value="0.240561">
                <text:p>0.240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438547">
                <text:p>0.438547</text:p>
              </table:table-cell>
              <table:table-cell office:value-type="float" office:value="0.433301">
                <text:p>0.433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608351">
                <text:p>0.608351</text:p>
              </table:table-cell>
              <table:table-cell office:value-type="float" office:value="0.607395">
                <text:p>0.607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753902">
                <text:p>0.753902</text:p>
              </table:table-cell>
              <table:table-cell office:value-type="float" office:value="0.755756">
                <text:p>0.755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869397">
                <text:p>0.869397</text:p>
              </table:table-cell>
              <table:table-cell office:value-type="float" office:value="0.872653">
                <text:p>0.872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950233">
                <text:p>0.950233</text:p>
              </table:table-cell>
              <table:table-cell office:value-type="float" office:value="0.953763">
                <text:p>0.9537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993185">
                <text:p>0.993185</text:p>
              </table:table-cell>
              <table:table-cell office:value-type="float" office:value="0.996233">
                <text:p>0.9962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996542">
                <text:p>0.996542</text:p>
              </table:table-cell>
              <table:table-cell office:value-type="float" office:value="0.998709">
                <text:p>0.998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96017">
                <text:p>0.96017</text:p>
              </table:table-cell>
              <table:table-cell office:value-type="float" office:value="0.961355">
                <text:p>0.961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88552">
                <text:p>0.88552</text:p>
              </table:table-cell>
              <table:table-cell office:value-type="float" office:value="0.885829">
                <text:p>0.8858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775566">
                <text:p>0.775566</text:p>
              </table:table-cell>
              <table:table-cell office:value-type="float" office:value="0.775227">
                <text:p>0.775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634693">
                <text:p>0.634693</text:p>
              </table:table-cell>
              <table:table-cell office:value-type="float" office:value="0.633971">
                <text:p>0.633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468517">
                <text:p>0.468517</text:p>
              </table:table-cell>
              <table:table-cell office:value-type="float" office:value="0.467662">
                <text:p>0.467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283662">
                <text:p>0.283662</text:p>
              </table:table-cell>
              <table:table-cell office:value-type="float" office:value="0.282871">
                <text:p>0.282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87499">
                <text:p>0.087499</text:p>
              </table:table-cell>
              <table:table-cell office:value-type="float" office:value="0.0868956">
                <text:p>0.08689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-0.112153">
                <text:p>-0.112153</text:p>
              </table:table-cell>
              <table:table-cell office:value-type="float" office:value="-0.112512">
                <text:p>-0.1125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-0.307333">
                <text:p>-0.307333</text:p>
              </table:table-cell>
              <table:table-cell office:value-type="float" office:value="-0.307452">
                <text:p>-0.307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-0.490261">
                <text:p>-0.490261</text:p>
              </table:table-cell>
              <table:table-cell office:value-type="float" office:value="-0.490184">
                <text:p>-0.490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-0.653644">
                <text:p>-0.653644</text:p>
              </table:table-cell>
              <table:table-cell office:value-type="float" office:value="-0.653438">
                <text:p>-0.653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-0.790968">
                <text:p>-0.790968</text:p>
              </table:table-cell>
              <table:table-cell office:value-type="float" office:value="-0.790704">
                <text:p>-0.7907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-0.896758">
                <text:p>-0.896758</text:p>
              </table:table-cell>
              <table:table-cell office:value-type="float" office:value="-0.8965">
                <text:p>-0.89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-0.966798">
                <text:p>-0.966798</text:p>
              </table:table-cell>
              <table:table-cell office:value-type="float" office:value="-0.96659">
                <text:p>-0.966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-0.998295">
                <text:p>-0.998295</text:p>
              </table:table-cell>
              <table:table-cell office:value-type="float" office:value="-0.998162">
                <text:p>-0.998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-0.989992">
                <text:p>-0.989992</text:p>
              </table:table-cell>
              <table:table-cell office:value-type="float" office:value="-0.989941">
                <text:p>-0.989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-0.942222">
                <text:p>-0.942222</text:p>
              </table:table-cell>
              <table:table-cell office:value-type="float" office:value="-0.942241">
                <text:p>-0.9422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-0.856889">
                <text:p>-0.856889</text:p>
              </table:table-cell>
              <table:table-cell office:value-type="float" office:value="-0.856956">
                <text:p>-0.8569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-0.737394">
                <text:p>-0.737394</text:p>
              </table:table-cell>
              <table:table-cell office:value-type="float" office:value="-0.737486">
                <text:p>-0.7374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-0.588501">
                <text:p>-0.588501</text:p>
              </table:table-cell>
              <table:table-cell office:value-type="float" office:value="-0.588595">
                <text:p>-0.588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-0.416147">
                <text:p>-0.416147</text:p>
              </table:table-cell>
              <table:table-cell office:value-type="float" office:value="-0.416225">
                <text:p>-0.4162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-0.227202">
                <text:p>-0.227202</text:p>
              </table:table-cell>
              <table:table-cell office:value-type="float" office:value="-0.227253">
                <text:p>-0.2272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-0.0291995">
                <text:p>-0.0291995</text:p>
              </table:table-cell>
              <table:table-cell office:value-type="float" office:value="-0.0292216">
                <text:p>-0.0292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169967">
                <text:p>0.169967</text:p>
              </table:table-cell>
              <table:table-cell office:value-type="float" office:value="0.16997">
                <text:p>0.16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362358">
                <text:p>0.362358</text:p>
              </table:table-cell>
              <table:table-cell office:value-type="float" office:value="0.362378">
                <text:p>0.362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540302">
                <text:p>0.540302</text:p>
              </table:table-cell>
              <table:table-cell office:value-type="float" office:value="0.54033">
                <text:p>0.540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696707">
                <text:p>0.696707</text:p>
              </table:table-cell>
              <table:table-cell office:value-type="float" office:value="0.696733">
                <text:p>0.6967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825336">
                <text:p>0.825336</text:p>
              </table:table-cell>
              <table:table-cell office:value-type="float" office:value="0.825355">
                <text:p>0.825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0.921061">
                <text:p>0.921061</text:p>
              </table:table-cell>
              <table:table-cell office:value-type="float" office:value="0.921071">
                <text:p>0.9210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0.980067">
                <text:p>0.980067</text:p>
              </table:table-cell>
              <table:table-cell office:value-type="float" office:value="0.980069">
                <text:p>0.9800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696E-015">
                <text:p>-1.02696E-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980067">
                <text:p>0.980067</text:p>
              </table:table-cell>
              <table:table-cell office:value-type="float" office:value="0.980069">
                <text:p>0.9800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921061">
                <text:p>0.921061</text:p>
              </table:table-cell>
              <table:table-cell office:value-type="float" office:value="0.921071">
                <text:p>0.921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825336">
                <text:p>0.825336</text:p>
              </table:table-cell>
              <table:table-cell office:value-type="float" office:value="0.825355">
                <text:p>0.8253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696707">
                <text:p>0.696707</text:p>
              </table:table-cell>
              <table:table-cell office:value-type="float" office:value="0.696733">
                <text:p>0.6967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540302">
                <text:p>0.540302</text:p>
              </table:table-cell>
              <table:table-cell office:value-type="float" office:value="0.54033">
                <text:p>0.540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362358">
                <text:p>0.362358</text:p>
              </table:table-cell>
              <table:table-cell office:value-type="float" office:value="0.362378">
                <text:p>0.3623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169967">
                <text:p>0.169967</text:p>
              </table:table-cell>
              <table:table-cell office:value-type="float" office:value="0.16997">
                <text:p>0.16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-0.0291995">
                <text:p>-0.0291995</text:p>
              </table:table-cell>
              <table:table-cell office:value-type="float" office:value="-0.0292216">
                <text:p>-0.02922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-0.227202">
                <text:p>-0.227202</text:p>
              </table:table-cell>
              <table:table-cell office:value-type="float" office:value="-0.227253">
                <text:p>-0.2272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-0.416147">
                <text:p>-0.416147</text:p>
              </table:table-cell>
              <table:table-cell office:value-type="float" office:value="-0.416225">
                <text:p>-0.416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-0.588501">
                <text:p>-0.588501</text:p>
              </table:table-cell>
              <table:table-cell office:value-type="float" office:value="-0.588595">
                <text:p>-0.588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-0.737394">
                <text:p>-0.737394</text:p>
              </table:table-cell>
              <table:table-cell office:value-type="float" office:value="-0.737486">
                <text:p>-0.7374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-0.856889">
                <text:p>-0.856889</text:p>
              </table:table-cell>
              <table:table-cell office:value-type="float" office:value="-0.856956">
                <text:p>-0.8569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-0.942222">
                <text:p>-0.942222</text:p>
              </table:table-cell>
              <table:table-cell office:value-type="float" office:value="-0.942241">
                <text:p>-0.9422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-0.989992">
                <text:p>-0.989992</text:p>
              </table:table-cell>
              <table:table-cell office:value-type="float" office:value="-0.989941">
                <text:p>-0.989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-0.998295">
                <text:p>-0.998295</text:p>
              </table:table-cell>
              <table:table-cell office:value-type="float" office:value="-0.998162">
                <text:p>-0.9981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-0.966798">
                <text:p>-0.966798</text:p>
              </table:table-cell>
              <table:table-cell office:value-type="float" office:value="-0.96659">
                <text:p>-0.966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-0.896758">
                <text:p>-0.896758</text:p>
              </table:table-cell>
              <table:table-cell office:value-type="float" office:value="-0.8965">
                <text:p>-0.89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-0.790968">
                <text:p>-0.790968</text:p>
              </table:table-cell>
              <table:table-cell office:value-type="float" office:value="-0.790704">
                <text:p>-0.790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-0.653644">
                <text:p>-0.653644</text:p>
              </table:table-cell>
              <table:table-cell office:value-type="float" office:value="-0.653438">
                <text:p>-0.6534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-0.490261">
                <text:p>-0.490261</text:p>
              </table:table-cell>
              <table:table-cell office:value-type="float" office:value="-0.490184">
                <text:p>-0.490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-0.307333">
                <text:p>-0.307333</text:p>
              </table:table-cell>
              <table:table-cell office:value-type="float" office:value="-0.307452">
                <text:p>-0.3074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-0.112153">
                <text:p>-0.112153</text:p>
              </table:table-cell>
              <table:table-cell office:value-type="float" office:value="-0.112512">
                <text:p>-0.1125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087499">
                <text:p>0.087499</text:p>
              </table:table-cell>
              <table:table-cell office:value-type="float" office:value="0.0868956">
                <text:p>0.08689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283662">
                <text:p>0.283662</text:p>
              </table:table-cell>
              <table:table-cell office:value-type="float" office:value="0.282871">
                <text:p>0.2828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468517">
                <text:p>0.468517</text:p>
              </table:table-cell>
              <table:table-cell office:value-type="float" office:value="0.467662">
                <text:p>0.4676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634693">
                <text:p>0.634693</text:p>
              </table:table-cell>
              <table:table-cell office:value-type="float" office:value="0.633971">
                <text:p>0.6339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775566">
                <text:p>0.775566</text:p>
              </table:table-cell>
              <table:table-cell office:value-type="float" office:value="0.775227">
                <text:p>0.7752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88552">
                <text:p>0.88552</text:p>
              </table:table-cell>
              <table:table-cell office:value-type="float" office:value="0.885829">
                <text:p>0.8858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96017">
                <text:p>0.96017</text:p>
              </table:table-cell>
              <table:table-cell office:value-type="float" office:value="0.961355">
                <text:p>0.9613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996542">
                <text:p>0.996542</text:p>
              </table:table-cell>
              <table:table-cell office:value-type="float" office:value="0.998709">
                <text:p>0.998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993185">
                <text:p>0.993185</text:p>
              </table:table-cell>
              <table:table-cell office:value-type="float" office:value="0.996233">
                <text:p>0.996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950233">
                <text:p>0.950233</text:p>
              </table:table-cell>
              <table:table-cell office:value-type="float" office:value="0.953763">
                <text:p>0.9537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869397">
                <text:p>0.869397</text:p>
              </table:table-cell>
              <table:table-cell office:value-type="float" office:value="0.872653">
                <text:p>0.8726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753902">
                <text:p>0.753902</text:p>
              </table:table-cell>
              <table:table-cell office:value-type="float" office:value="0.755756">
                <text:p>0.7557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608351">
                <text:p>0.608351</text:p>
              </table:table-cell>
              <table:table-cell office:value-type="float" office:value="0.607395">
                <text:p>0.6073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438547">
                <text:p>0.438547</text:p>
              </table:table-cell>
              <table:table-cell office:value-type="float" office:value="0.433301">
                <text:p>0.4333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25126">
                <text:p>0.25126</text:p>
              </table:table-cell>
              <table:table-cell office:value-type="float" office:value="0.240561">
                <text:p>0.2405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0539554">
                <text:p>0.0539554</text:p>
              </table:table-cell>
              <table:table-cell office:value-type="float" office:value="0.0375298">
                <text:p>0.03752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-0.1455">
                <text:p>-0.1455</text:p>
              </table:table-cell>
              <table:table-cell office:value-type="float" office:value="-0.166282">
                <text:p>-0.1662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-0.339155">
                <text:p>-0.339155</text:p>
              </table:table-cell>
              <table:table-cell office:value-type="float" office:value="-0.360406">
                <text:p>-0.3604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-0.519289">
                <text:p>-0.519289</text:p>
              </table:table-cell>
              <table:table-cell office:value-type="float" office:value="-0.533773">
                <text:p>-0.533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-0.67872">
                <text:p>-0.67872</text:p>
              </table:table-cell>
              <table:table-cell office:value-type="float" office:value="-0.675344">
                <text:p>-0.6753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-0.811093">
                <text:p>-0.811093</text:p>
              </table:table-cell>
              <table:table-cell office:value-type="float" office:value="-0.775212">
                <text:p>-0.775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-0.91113">
                <text:p>-0.91113</text:p>
              </table:table-cell>
              <table:table-cell office:value-type="float" office:value="-0.826419">
                <text:p>-0.826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-0.974844">
                <text:p>-0.974844</text:p>
              </table:table-cell>
              <table:table-cell office:value-type="float" office:value="-0.827863">
                <text:p>-0.827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-0.999693">
                <text:p>-0.999693</text:p>
              </table:table-cell>
              <table:table-cell office:value-type="float" office:value="-0.788783">
                <text:p>-0.7887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-0.984688">
                <text:p>-0.984688</text:p>
              </table:table-cell>
              <table:table-cell office:value-type="float" office:value="-0.735457">
                <text:p>-0.7354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-0.930426">
                <text:p>-0.930426</text:p>
              </table:table-cell>
              <table:table-cell office:value-type="float" office:value="-0.720963">
                <text:p>-0.7209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-0.839072">
                <text:p>-0.839072</text:p>
              </table:table-cell>
              <table:table-cell office:value-type="float" office:value="-0.839072">
                <text:p>-0.8390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44cm" svg:height="13.332cm" xlink:href=".." xlink:type="simple" chart:class="chart:scatter" chart:style-name="ch1">
        <chart:title svg:x="9.793cm" svg:y="0.402cm" chart:style-name="ch2">
          <text:p>n = 20</text:p>
        </chart:title>
        <chart:legend chart:legend-position="end" svg:x="17.477cm" svg:y="6.112cm" style:legend-expansion="high" chart:style-name="ch3"/>
        <chart:plot-area chart:style-name="ch4" table:cell-range-address="interpolation_f2.A1:interpolation_f2.C1 interpolation_f2.A308:interpolation_f2.C408" chart:data-source-has-labels="row" svg:x="0.42cm" svg:y="1.473cm" svg:width="16.637cm" svg:height="11.593cm">
          <chart:coordinate-region svg:x="0.579cm" svg:y="1.675cm" svg:width="16.381cm" svg:height="11.18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erpolation_f2.B308:interpolation_f2.B408" chart:label-cell-address="interpolation_f2.B1:interpolation_f2.B1" chart:class="chart:scatter">
            <chart:domain table:cell-range-address="interpolation_f2.A308:interpolation_f2.A408"/>
            <chart:data-point chart:repeated="101"/>
          </chart:series>
          <chart:series chart:style-name="ch9" chart:values-cell-range-address="interpolation_f2.C308:interpolation_f2.C408" chart:label-cell-address="interpolation_f2.C1:interpolation_f2.C1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_actual</text:p>
                <draw:g>
                  <svg:desc>interpolation_f2.B1:interpolation_f2.B1</svg:desc>
                </draw:g>
              </table:table-cell>
              <table:table-cell office:value-type="string">
                <text:p>y_interpolated</text:p>
                <draw:g>
                  <svg:desc>interpolation_f2.C1:interpolation_f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interpolation_f2.A308:interpolation_f2.A408</svg:desc>
                </draw:g>
              </table:table-cell>
              <table:table-cell office:value-type="float" office:value="-0.839072">
                <text:p>-0.839072</text:p>
                <draw:g>
                  <svg:desc>interpolation_f2.B308:interpolation_f2.B408</svg:desc>
                </draw:g>
              </table:table-cell>
              <table:table-cell office:value-type="float" office:value="-0.839072">
                <text:p>-0.839072</text:p>
                <draw:g>
                  <svg:desc>interpolation_f2.C308:interpolation_f2.C4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-0.930426">
                <text:p>-0.930426</text:p>
              </table:table-cell>
              <table:table-cell office:value-type="float" office:value="-0.925722">
                <text:p>-0.925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-0.984688">
                <text:p>-0.984688</text:p>
              </table:table-cell>
              <table:table-cell office:value-type="float" office:value="-0.98037">
                <text:p>-0.98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-0.999693">
                <text:p>-0.999693</text:p>
              </table:table-cell>
              <table:table-cell office:value-type="float" office:value="-0.997076">
                <text:p>-0.997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-0.974844">
                <text:p>-0.974844</text:p>
              </table:table-cell>
              <table:table-cell office:value-type="float" office:value="-0.973748">
                <text:p>-0.97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-0.91113">
                <text:p>-0.91113</text:p>
              </table:table-cell>
              <table:table-cell office:value-type="float" office:value="-0.910976">
                <text:p>-0.910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-0.811093">
                <text:p>-0.811093</text:p>
              </table:table-cell>
              <table:table-cell office:value-type="float" office:value="-0.811357">
                <text:p>-0.811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-0.67872">
                <text:p>-0.67872</text:p>
              </table:table-cell>
              <table:table-cell office:value-type="float" office:value="-0.679065">
                <text:p>-0.679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-0.519289">
                <text:p>-0.519289</text:p>
              </table:table-cell>
              <table:table-cell office:value-type="float" office:value="-0.519553">
                <text:p>-0.519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-0.339155">
                <text:p>-0.339155</text:p>
              </table:table-cell>
              <table:table-cell office:value-type="float" office:value="-0.339295">
                <text:p>-0.339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-0.1455">
                <text:p>-0.1455</text:p>
              </table:table-cell>
              <table:table-cell office:value-type="float" office:value="-0.145538">
                <text:p>-0.145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539554">
                <text:p>0.0539554</text:p>
              </table:table-cell>
              <table:table-cell office:value-type="float" office:value="0.0539791">
                <text:p>0.0539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25126">
                <text:p>0.25126</text:p>
              </table:table-cell>
              <table:table-cell office:value-type="float" office:value="0.251306">
                <text:p>0.251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438547">
                <text:p>0.438547</text:p>
              </table:table-cell>
              <table:table-cell office:value-type="float" office:value="0.43859">
                <text:p>0.438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608351">
                <text:p>0.608351</text:p>
              </table:table-cell>
              <table:table-cell office:value-type="float" office:value="0.608379">
                <text:p>0.608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753902">
                <text:p>0.753902</text:p>
              </table:table-cell>
              <table:table-cell office:value-type="float" office:value="0.753913">
                <text:p>0.7539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869397">
                <text:p>0.869397</text:p>
              </table:table-cell>
              <table:table-cell office:value-type="float" office:value="0.869395">
                <text:p>0.869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950233">
                <text:p>0.950233</text:p>
              </table:table-cell>
              <table:table-cell office:value-type="float" office:value="0.950224">
                <text:p>0.9502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993185">
                <text:p>0.993185</text:p>
              </table:table-cell>
              <table:table-cell office:value-type="float" office:value="0.993175">
                <text:p>0.993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996542">
                <text:p>0.996542</text:p>
              </table:table-cell>
              <table:table-cell office:value-type="float" office:value="0.996535">
                <text:p>0.9965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96017">
                <text:p>0.96017</text:p>
              </table:table-cell>
              <table:table-cell office:value-type="float" office:value="0.960167">
                <text:p>0.960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88552">
                <text:p>0.88552</text:p>
              </table:table-cell>
              <table:table-cell office:value-type="float" office:value="0.885519">
                <text:p>0.885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775566">
                <text:p>0.775566</text:p>
              </table:table-cell>
              <table:table-cell office:value-type="float" office:value="0.775568">
                <text:p>0.7755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634693">
                <text:p>0.634693</text:p>
              </table:table-cell>
              <table:table-cell office:value-type="float" office:value="0.634696">
                <text:p>0.634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468517">
                <text:p>0.468517</text:p>
              </table:table-cell>
              <table:table-cell office:value-type="float" office:value="0.468519">
                <text:p>0.468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283662">
                <text:p>0.283662</text:p>
              </table:table-cell>
              <table:table-cell office:value-type="float" office:value="0.283664">
                <text:p>0.2836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87499">
                <text:p>0.087499</text:p>
              </table:table-cell>
              <table:table-cell office:value-type="float" office:value="0.0874993">
                <text:p>0.08749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-0.112153">
                <text:p>-0.112153</text:p>
              </table:table-cell>
              <table:table-cell office:value-type="float" office:value="-0.112153">
                <text:p>-0.112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-0.307333">
                <text:p>-0.307333</text:p>
              </table:table-cell>
              <table:table-cell office:value-type="float" office:value="-0.307334">
                <text:p>-0.307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-0.490261">
                <text:p>-0.490261</text:p>
              </table:table-cell>
              <table:table-cell office:value-type="float" office:value="-0.490262">
                <text:p>-0.490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-0.653644">
                <text:p>-0.653644</text:p>
              </table:table-cell>
              <table:table-cell office:value-type="float" office:value="-0.653644">
                <text:p>-0.653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-0.790968">
                <text:p>-0.790968</text:p>
              </table:table-cell>
              <table:table-cell office:value-type="float" office:value="-0.790968">
                <text:p>-0.790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-0.896758">
                <text:p>-0.896758</text:p>
              </table:table-cell>
              <table:table-cell office:value-type="float" office:value="-0.896758">
                <text:p>-0.8967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-0.966798">
                <text:p>-0.966798</text:p>
              </table:table-cell>
              <table:table-cell office:value-type="float" office:value="-0.966798">
                <text:p>-0.966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-0.998295">
                <text:p>-0.998295</text:p>
              </table:table-cell>
              <table:table-cell office:value-type="float" office:value="-0.998294">
                <text:p>-0.998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-0.989992">
                <text:p>-0.989992</text:p>
              </table:table-cell>
              <table:table-cell office:value-type="float" office:value="-0.989992">
                <text:p>-0.989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-0.942222">
                <text:p>-0.942222</text:p>
              </table:table-cell>
              <table:table-cell office:value-type="float" office:value="-0.942222">
                <text:p>-0.942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-0.856889">
                <text:p>-0.856889</text:p>
              </table:table-cell>
              <table:table-cell office:value-type="float" office:value="-0.856889">
                <text:p>-0.856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-0.737394">
                <text:p>-0.737394</text:p>
              </table:table-cell>
              <table:table-cell office:value-type="float" office:value="-0.737394">
                <text:p>-0.7373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-0.588501">
                <text:p>-0.588501</text:p>
              </table:table-cell>
              <table:table-cell office:value-type="float" office:value="-0.588501">
                <text:p>-0.5885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-0.416147">
                <text:p>-0.416147</text:p>
              </table:table-cell>
              <table:table-cell office:value-type="float" office:value="-0.416147">
                <text:p>-0.4161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-0.227202">
                <text:p>-0.227202</text:p>
              </table:table-cell>
              <table:table-cell office:value-type="float" office:value="-0.227202">
                <text:p>-0.2272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-0.0291995">
                <text:p>-0.0291995</text:p>
              </table:table-cell>
              <table:table-cell office:value-type="float" office:value="-0.0291995">
                <text:p>-0.0291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169967">
                <text:p>0.169967</text:p>
              </table:table-cell>
              <table:table-cell office:value-type="float" office:value="0.169967">
                <text:p>0.169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362358">
                <text:p>0.362358</text:p>
              </table:table-cell>
              <table:table-cell office:value-type="float" office:value="0.362358">
                <text:p>0.362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540302">
                <text:p>0.540302</text:p>
              </table:table-cell>
              <table:table-cell office:value-type="float" office:value="0.540303">
                <text:p>0.5403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696707">
                <text:p>0.696707</text:p>
              </table:table-cell>
              <table:table-cell office:value-type="float" office:value="0.696707">
                <text:p>0.6967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825336">
                <text:p>0.825336</text:p>
              </table:table-cell>
              <table:table-cell office:value-type="float" office:value="0.825336">
                <text:p>0.8253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0.921061">
                <text:p>0.921061</text:p>
              </table:table-cell>
              <table:table-cell office:value-type="float" office:value="0.921061">
                <text:p>0.9210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0.980067">
                <text:p>0.980067</text:p>
              </table:table-cell>
              <table:table-cell office:value-type="float" office:value="0.980066">
                <text:p>0.9800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696E-015">
                <text:p>-1.02696E-0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980067">
                <text:p>0.980067</text:p>
              </table:table-cell>
              <table:table-cell office:value-type="float" office:value="0.980066">
                <text:p>0.9800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921061">
                <text:p>0.921061</text:p>
              </table:table-cell>
              <table:table-cell office:value-type="float" office:value="0.921061">
                <text:p>0.9210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825336">
                <text:p>0.825336</text:p>
              </table:table-cell>
              <table:table-cell office:value-type="float" office:value="0.825336">
                <text:p>0.8253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696707">
                <text:p>0.696707</text:p>
              </table:table-cell>
              <table:table-cell office:value-type="float" office:value="0.696707">
                <text:p>0.6967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540302">
                <text:p>0.540302</text:p>
              </table:table-cell>
              <table:table-cell office:value-type="float" office:value="0.540303">
                <text:p>0.5403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362358">
                <text:p>0.362358</text:p>
              </table:table-cell>
              <table:table-cell office:value-type="float" office:value="0.362358">
                <text:p>0.3623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169967">
                <text:p>0.169967</text:p>
              </table:table-cell>
              <table:table-cell office:value-type="float" office:value="0.169967">
                <text:p>0.1699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-0.0291995">
                <text:p>-0.0291995</text:p>
              </table:table-cell>
              <table:table-cell office:value-type="float" office:value="-0.0291995">
                <text:p>-0.02919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-0.227202">
                <text:p>-0.227202</text:p>
              </table:table-cell>
              <table:table-cell office:value-type="float" office:value="-0.227202">
                <text:p>-0.2272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-0.416147">
                <text:p>-0.416147</text:p>
              </table:table-cell>
              <table:table-cell office:value-type="float" office:value="-0.416147">
                <text:p>-0.416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-0.588501">
                <text:p>-0.588501</text:p>
              </table:table-cell>
              <table:table-cell office:value-type="float" office:value="-0.588501">
                <text:p>-0.5885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-0.737394">
                <text:p>-0.737394</text:p>
              </table:table-cell>
              <table:table-cell office:value-type="float" office:value="-0.737394">
                <text:p>-0.737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-0.856889">
                <text:p>-0.856889</text:p>
              </table:table-cell>
              <table:table-cell office:value-type="float" office:value="-0.856889">
                <text:p>-0.856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-0.942222">
                <text:p>-0.942222</text:p>
              </table:table-cell>
              <table:table-cell office:value-type="float" office:value="-0.942222">
                <text:p>-0.9422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-0.989992">
                <text:p>-0.989992</text:p>
              </table:table-cell>
              <table:table-cell office:value-type="float" office:value="-0.989992">
                <text:p>-0.9899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-0.998295">
                <text:p>-0.998295</text:p>
              </table:table-cell>
              <table:table-cell office:value-type="float" office:value="-0.998294">
                <text:p>-0.9982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-0.966798">
                <text:p>-0.966798</text:p>
              </table:table-cell>
              <table:table-cell office:value-type="float" office:value="-0.966798">
                <text:p>-0.9667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-0.896758">
                <text:p>-0.896758</text:p>
              </table:table-cell>
              <table:table-cell office:value-type="float" office:value="-0.896758">
                <text:p>-0.8967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-0.790968">
                <text:p>-0.790968</text:p>
              </table:table-cell>
              <table:table-cell office:value-type="float" office:value="-0.790968">
                <text:p>-0.790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-0.653644">
                <text:p>-0.653644</text:p>
              </table:table-cell>
              <table:table-cell office:value-type="float" office:value="-0.653644">
                <text:p>-0.653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-0.490261">
                <text:p>-0.490261</text:p>
              </table:table-cell>
              <table:table-cell office:value-type="float" office:value="-0.490262">
                <text:p>-0.490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-0.307333">
                <text:p>-0.307333</text:p>
              </table:table-cell>
              <table:table-cell office:value-type="float" office:value="-0.307334">
                <text:p>-0.3073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-0.112153">
                <text:p>-0.112153</text:p>
              </table:table-cell>
              <table:table-cell office:value-type="float" office:value="-0.112153">
                <text:p>-0.1121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087499">
                <text:p>0.087499</text:p>
              </table:table-cell>
              <table:table-cell office:value-type="float" office:value="0.0874993">
                <text:p>0.08749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283662">
                <text:p>0.283662</text:p>
              </table:table-cell>
              <table:table-cell office:value-type="float" office:value="0.283664">
                <text:p>0.2836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468517">
                <text:p>0.468517</text:p>
              </table:table-cell>
              <table:table-cell office:value-type="float" office:value="0.468519">
                <text:p>0.4685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634693">
                <text:p>0.634693</text:p>
              </table:table-cell>
              <table:table-cell office:value-type="float" office:value="0.634696">
                <text:p>0.6346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775566">
                <text:p>0.775566</text:p>
              </table:table-cell>
              <table:table-cell office:value-type="float" office:value="0.775568">
                <text:p>0.7755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88552">
                <text:p>0.88552</text:p>
              </table:table-cell>
              <table:table-cell office:value-type="float" office:value="0.885519">
                <text:p>0.8855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96017">
                <text:p>0.96017</text:p>
              </table:table-cell>
              <table:table-cell office:value-type="float" office:value="0.960167">
                <text:p>0.9601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996542">
                <text:p>0.996542</text:p>
              </table:table-cell>
              <table:table-cell office:value-type="float" office:value="0.996535">
                <text:p>0.9965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993185">
                <text:p>0.993185</text:p>
              </table:table-cell>
              <table:table-cell office:value-type="float" office:value="0.993175">
                <text:p>0.993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950233">
                <text:p>0.950233</text:p>
              </table:table-cell>
              <table:table-cell office:value-type="float" office:value="0.950224">
                <text:p>0.9502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869397">
                <text:p>0.869397</text:p>
              </table:table-cell>
              <table:table-cell office:value-type="float" office:value="0.869395">
                <text:p>0.8693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753902">
                <text:p>0.753902</text:p>
              </table:table-cell>
              <table:table-cell office:value-type="float" office:value="0.753913">
                <text:p>0.7539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608351">
                <text:p>0.608351</text:p>
              </table:table-cell>
              <table:table-cell office:value-type="float" office:value="0.608379">
                <text:p>0.6083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438547">
                <text:p>0.438547</text:p>
              </table:table-cell>
              <table:table-cell office:value-type="float" office:value="0.43859">
                <text:p>0.438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25126">
                <text:p>0.25126</text:p>
              </table:table-cell>
              <table:table-cell office:value-type="float" office:value="0.251306">
                <text:p>0.251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0539554">
                <text:p>0.0539554</text:p>
              </table:table-cell>
              <table:table-cell office:value-type="float" office:value="0.0539791">
                <text:p>0.0539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-0.1455">
                <text:p>-0.1455</text:p>
              </table:table-cell>
              <table:table-cell office:value-type="float" office:value="-0.145538">
                <text:p>-0.1455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-0.339155">
                <text:p>-0.339155</text:p>
              </table:table-cell>
              <table:table-cell office:value-type="float" office:value="-0.339295">
                <text:p>-0.3392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-0.519289">
                <text:p>-0.519289</text:p>
              </table:table-cell>
              <table:table-cell office:value-type="float" office:value="-0.519553">
                <text:p>-0.5195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-0.67872">
                <text:p>-0.67872</text:p>
              </table:table-cell>
              <table:table-cell office:value-type="float" office:value="-0.679065">
                <text:p>-0.6790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-0.811093">
                <text:p>-0.811093</text:p>
              </table:table-cell>
              <table:table-cell office:value-type="float" office:value="-0.811357">
                <text:p>-0.811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-0.91113">
                <text:p>-0.91113</text:p>
              </table:table-cell>
              <table:table-cell office:value-type="float" office:value="-0.910976">
                <text:p>-0.9109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-0.974844">
                <text:p>-0.974844</text:p>
              </table:table-cell>
              <table:table-cell office:value-type="float" office:value="-0.973748">
                <text:p>-0.973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-0.999693">
                <text:p>-0.999693</text:p>
              </table:table-cell>
              <table:table-cell office:value-type="float" office:value="-0.997076">
                <text:p>-0.9970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-0.984688">
                <text:p>-0.984688</text:p>
              </table:table-cell>
              <table:table-cell office:value-type="float" office:value="-0.98037">
                <text:p>-0.980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-0.930426">
                <text:p>-0.930426</text:p>
              </table:table-cell>
              <table:table-cell office:value-type="float" office:value="-0.925722">
                <text:p>-0.9257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-0.839072">
                <text:p>-0.839072</text:p>
              </table:table-cell>
              <table:table-cell office:value-type="float" office:value="-0.839072">
                <text:p>-0.839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